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t1" svg:font-family="'Ubuntu Ligt'"/>
    <style:font-face style:name="Liberation Sans1" svg:font-family="'Liberation Sans'" style:font-pitch="variable"/>
    <style:font-face style:name="TeXGyreTermes" svg:font-family="TeXGyreTermes" style:font-pitch="variable"/>
    <style:font-face style:name="Ubuntu Ligt" svg:font-family="'Ubuntu Lig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29cm" fo:min-width="22.1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color="#6666ff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000000" draw:textarea-vertical-align="middle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objectwithoutfill">
      <style:graphic-properties draw:marker-start="Arrowheads_20_2" draw:marker-end="" draw:marker-end-width="0.3cm" draw:fill="none" draw:textarea-vertical-align="middle"/>
    </style:style>
    <style:style style:name="gr1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1.446cm"/>
    </style:style>
    <style:style style:name="gr20" style:family="graphic" style:parent-style-name="standard">
      <style:graphic-properties draw:stroke="none" draw:fill="none" fo:min-height="1.137cm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4">
      <style:graphic-properties draw:stroke="none" draw:fill="none" fo:min-height="2.272cm"/>
    </style:style>
    <style:style style:name="pr1" style:family="presentation" style:parent-style-name="Default-subtitle">
      <style:graphic-properties draw:fill-color="#ffffff" draw:auto-grow-height="true" fo:min-height="3.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.91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text-properties fo:font-size="29.3999996185303pt"/>
    </style:style>
    <style:style style:name="P6" style:family="paragraph">
      <style:paragraph-properties fo:margin-left="0cm" fo:margin-right="0cm" fo:text-align="start" fo:text-indent="0cm"/>
      <style:text-properties fo:color="#004586" fo:font-size="44pt" fo:text-shadow="1pt 1pt"/>
    </style:style>
    <style:style style:name="P7" style:family="paragraph">
      <style:text-properties fo:color="#0066cc" style:font-name="Ubuntu Medium" fo:font-size="28pt" fo:text-shadow="1pt 1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P11" style:family="paragraph"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12" style:family="paragraph"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text-align="start" fo:text-indent="0cm"/>
      <style:text-properties fo:color="#004586" fo:font-size="44pt"/>
    </style:style>
    <style:style style:name="P15" style:family="paragraph">
      <style:text-properties style:font-name="TeXGyreTerme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6" style:family="paragraph">
      <style:text-properties fo:color="#004586" style:font-name="TeXGyreTermes" fo:font-size="28pt" style:font-size-asian="28pt" style:font-size-complex="28pt"/>
    </style:style>
    <style:style style:name="P17" style:family="paragraph"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text-properties fo:color="#004586" style:font-name="TeXGyreTermes" fo:font-size="22pt" style:font-size-asian="22pt" style:font-size-complex="22pt"/>
    </style:style>
    <style:style style:name="P20" style:family="paragraph">
      <style:text-properties fo:color="#ff3333" style:font-name="TeXGyreTermes" fo:font-size="22pt" style:font-size-asian="22pt" style:font-size-complex="22pt"/>
    </style:style>
    <style:style style:name="P21" style:family="paragraph">
      <style:paragraph-properties fo:text-align="center"/>
      <style:text-properties style:font-name="TeXGyreTermes" fo:font-size="22pt" fo:font-weight="bold" style:font-size-asian="22pt" style:font-weight-asian="bold" style:font-size-complex="22pt" style:font-weight-complex="bold"/>
    </style:style>
    <style:style style:name="P22" style:family="paragraph">
      <style:text-properties style:font-name="TeXGyreTermes" fo:font-size="22pt" style:font-size-asian="22pt" style:font-size-complex="22pt"/>
    </style:style>
    <style:style style:name="P23" style:family="paragraph">
      <style:paragraph-properties fo:text-align="center"/>
      <style:text-properties style:font-name="TeXGyreTermes" fo:font-size="22pt" style:font-size-asian="22pt" style:font-size-complex="22pt"/>
    </style:style>
    <style:style style:name="P24" style:family="paragraph">
      <style:text-properties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25" style:family="paragraph">
      <style:text-properties style:font-name="TeXGyreTermes" fo:font-size="32pt" style:font-size-asian="32pt" style:font-size-complex="32pt"/>
    </style:style>
    <style:style style:name="P26" style:family="paragraph">
      <style:text-properties style:font-name="TeXGyreTermes" fo:font-size="28pt" fo:font-weight="bold" style:font-size-asian="28pt" style:font-weight-asian="bold" style:font-size-complex="28pt" style:font-weight-complex="bold"/>
    </style:style>
    <style:style style:name="P27" style:family="paragraph"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8" style:family="paragraph">
      <style:text-properties fo:font-size="22pt" style:font-size-asian="22pt" style:font-size-complex="22pt"/>
    </style:style>
    <style:style style:name="P29" style:family="paragraph"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0" style:family="paragraph"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P31" style:family="paragraph">
      <style:text-properties fo:color="#ff3333" style:font-name="TeXGyreTermes" fo:font-size="24pt" style:font-size-asian="22pt" style:font-size-complex="22pt"/>
    </style:style>
    <style:style style:name="P32" style:family="paragraph">
      <style:text-properties fo:color="#ff3333" style:font-name="TeXGyreTermes" fo:font-size="28pt" style:font-size-asian="28pt" style:font-size-complex="28pt"/>
    </style:style>
    <style:style style:name="P33" style:family="paragraph"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34" style:family="paragraph">
      <style:paragraph-properties fo:margin-left="0cm" fo:margin-right="0cm" fo:line-height="150%" fo:text-indent="0cm"/>
    </style:style>
    <style:style style:name="P35" style:family="paragraph">
      <style:paragraph-properties fo:margin-left="0cm" fo:margin-right="0cm" fo:line-height="150%" fo:text-indent="0cm"/>
      <style:text-properties style:font-name="URW Gothic L" fo:font-weight="normal"/>
    </style:style>
    <style:style style:name="P36" style:family="paragraph">
      <style:paragraph-properties fo:line-height="150%"/>
    </style:style>
    <style:style style:name="P37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fo:color="#3465a4" style:font-name="Ubuntu Medium" fo:font-size="40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 Ligt1" fo:font-size="40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font-name="Ubuntu Medium" fo:font-size="40pt" fo:font-weight="normal" style:font-size-asian="32pt" style:font-weight-asian="normal" style:font-size-complex="32pt" style:font-weight-complex="normal"/>
    </style:style>
    <style:style style:name="T5" style:family="text">
      <style:text-properties style:font-name="Ubuntu Medium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color="#3465a4" style:font-name="Ubuntu Medium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004586" style:font-name="Ubuntu Medium" fo:font-size="44pt" fo:text-shadow="1pt 1pt" style:font-size-asian="72pt" style:font-size-complex="72pt"/>
    </style:style>
    <style:style style:name="T8" style:family="text">
      <style:text-properties fo:color="#0066cc" style:font-name="TeXGyreTermes" fo:font-size="28pt" fo:text-shadow="1pt 1pt" fo:font-weight="bold" style:font-size-asian="28pt" style:font-weight-asian="bold" style:font-size-complex="28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3333" style:font-name="TeXGyreTermes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1" style:family="text">
      <style:text-properties fo:color="#ff3333" style:font-name="TeXGyreTermes" fo:font-size="22pt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font-name="TeXGyreTermes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3" style:family="text">
      <style:text-properties fo:color="#004586" style:font-name="TeXGyreTermes" fo:font-size="28pt" style:font-size-asian="28pt" style:font-size-complex="28pt"/>
    </style:style>
    <style:style style:name="T14" style:family="text">
      <style:text-properties fo:color="#004586" style:font-name="TeXGyreTermes" fo:font-size="28pt" style:text-underline-style="solid" style:text-underline-width="auto" style:text-underline-color="font-color" fo:font-weight="bold" style:font-size-asian="24pt" style:font-size-complex="24pt"/>
    </style:style>
    <style:style style:name="T15" style:family="text">
      <style:text-properties fo:color="#004586" style:font-name="TeXGyreTermes" fo:font-size="28pt" fo:font-style="italic" style:text-underline-style="solid" style:text-underline-width="auto" style:text-underline-color="font-color" fo:font-weight="bold" style:font-size-asian="24pt" style:font-style-asian="italic" style:font-size-complex="24pt" style:font-style-complex="italic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004586" style:font-name="TeXGyreTermes" fo:font-size="22pt" style:font-size-asian="22pt" style:font-size-complex="22pt"/>
    </style:style>
    <style:style style:name="T18" style:family="text">
      <style:text-properties fo:color="#ff3333" style:font-name="TeXGyreTermes" fo:font-size="22pt" style:font-size-asian="22pt" style:font-size-complex="22pt"/>
    </style:style>
    <style:style style:name="T19" style:family="text">
      <style:text-properties style:font-name="TeXGyreTermes" fo:font-size="22pt" style:font-size-asian="22pt" style:font-size-complex="22pt"/>
    </style:style>
    <style:style style:name="T20" style:family="text">
      <style:text-properties style:font-name="TeXGyreTermes" fo:font-size="32pt" style:font-size-asian="32pt" style:font-size-complex="32pt"/>
    </style:style>
    <style:style style:name="T21" style:family="text">
      <style:text-properties style:font-name="TeXGyreTermes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004586" style:font-name="TeXGyreTermes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3" style:family="text">
      <style:text-properties style:font-name="TeXGyreTermes" fo:font-size="22pt" style:text-underline-style="solid" style:text-underline-width="auto" style:text-underline-color="font-color" style:font-size-asian="22pt" style:font-size-complex="22pt"/>
    </style:style>
    <style:style style:name="T24" style:family="text">
      <style:text-properties fo:color="#004586" style:font-name="TeXGyreTermes" fo:font-size="24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5" style:family="text">
      <style:text-properties fo:color="#ff3333" fo:font-size="22pt" style:font-size-asian="22pt" style:font-size-complex="22pt"/>
    </style:style>
    <style:style style:name="T26" style:family="text">
      <style:text-properties fo:color="#000000" fo:font-size="22pt" style:font-size-asian="22pt" style:font-size-complex="22pt"/>
    </style:style>
    <style:style style:name="T27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29" style:family="text">
      <style:text-properties fo:color="#ff3333" style:font-name="TeXGyreTermes" fo:font-size="24pt" style:font-size-asian="22pt" style:font-size-complex="22pt"/>
    </style:style>
    <style:style style:name="T30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004586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ff3333" style:font-name="TeXGyreTermes" fo:font-size="28pt" style:font-size-asian="28pt" style:font-size-complex="28pt"/>
    </style:style>
    <style:style style:name="T34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35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36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7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8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34" draw:id="id34">
        <office:forms form:automatic-focus="false" form:apply-design-mode="false"/>
        <draw:frame presentation:style-name="pr1" draw:text-style-name="P2" draw:layer="layout" svg:width="19.5cm" svg:height="3.4cm" svg:x="1.4cm" svg:y="0.6cm" presentation:class="subtitle" presentation:user-transformed="true">
          <draw:text-box>
            <text:p text:style-name="P1"><text:span text:style-name="T1">Sinyal &amp; Sistem</text:span></text:p>
          </draw:text-box>
        </draw:frame>
        <draw:frame draw:style-name="gr1" draw:text-style-name="P3" draw:layer="layout" svg:width="23.747cm" svg:height="15.496cm" svg:x="1.8cm" svg:y="4.6cm">
          <draw:text-box>
            <text:p><text:span text:style-name="T2">Week 3 - 4:</text:span></text:p>
            <text:p><text:span text:style-name="T2">Representasi, Sifat-sifat dasar, </text:span></text:p>
            <text:p><text:span text:style-name="T2">Interkoneksi, Linear/Non-Linear, LTI</text:span></text:p>
            <text:p><text:span text:style-name="T3"/></text:p>
            <text:p><text:span text:style-name="T3">“</text:span><text:span text:style-name="T3">if you show persistence,</text:span></text:p>
            <text:p><text:span text:style-name="T3"><text:s/></text:span><text:span text:style-name="T3">failure is impossible” 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- S.B. Anthony</text:span></text:p>
            <text:p><text:span text:style-name="T4"/></text:p>
            <text:p><text:span text:style-name="T6">@btatmaja</text:span></text:p>
            <text:p><text:span text:style-name="T5">Based on “Sistem Linear” by D. Prananto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5" draw:id="id35">
        <office:forms form:automatic-focus="false" form:apply-design-mode="false"/>
        <draw:frame presentation:style-name="pr3" draw:text-style-name="P6" draw:layer="layout" svg:width="20.4cm" svg:height="1.91cm" svg:x="1.176cm" svg:y="1.417cm">
          <draw:text-box>
            <text:p text:style-name="P1"><text:span text:style-name="T7">Representasi Sistem</text:span></text:p>
          </draw:text-box>
        </draw:frame>
        <draw:frame draw:style-name="gr4" draw:text-style-name="P7" draw:layer="layout" svg:width="13.772cm" svg:height="1.695cm" svg:x="1.228cm" svg:y="5.2cm">
          <draw:text-box>
            <text:list text:style-name="L1">
              <text:list-item>
                <text:p><text:span text:style-name="T8">SISTEM WAKTU-KONTINU</text:span></text:p>
              </text:list-item>
            </text:list>
          </draw:text-box>
        </draw:frame>
        <draw:custom-shape draw:style-name="gr5" draw:text-style-name="P9" draw:layer="layout" svg:width="6.8cm" svg:height="2.2cm" svg:x="5.8cm" svg:y="8.6cm">
          <text:p text:style-name="P8"><text:span text:style-name="T9">Sistem waktu-kontinu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4cm" svg:y1="9.6cm" svg:x2="5.8cm" svg:y2="9.6cm">
          <text:p/>
        </draw:line>
        <draw:line draw:style-name="gr6" draw:text-style-name="P8" draw:layer="layout" svg:x1="12.6cm" svg:y1="9.6cm" svg:x2="14.8cm" svg:y2="9.6cm">
          <text:p/>
        </draw:line>
        <draw:g>
          <svg:title>TexMaths</svg:title>
          <svg:desc>28§display§x(t)§svg§600§FALSE</svg:desc>
          <draw:polygon draw:style-name="gr7" draw:layer="layout" svg:width="1.685cm" svg:height="0.985cm" svg:x="1.514cm" svg:y="9.014cm" svg:viewBox="0 0 1686 986" draw:points="843,986 0,986 0,0 1686,0 1686,986">
            <text:p/>
          </draw:polygon>
          <draw:path draw:style-name="gr8" draw:layer="layout" svg:width="0.492cm" svg:height="0.447cm" svg:x="1.542cm" svg:y="9.3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8" draw:layer="layout" svg:width="0.231cm" svg:height="0.985cm" svg:x="2.1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.4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.87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(t)
§svg§600§FALSE</svg:desc>
          <draw:polygon draw:style-name="gr7" draw:layer="layout" svg:width="1.64cm" svg:height="0.985cm" svg:x="15.159cm" svg:y="9.014cm" svg:viewBox="0 0 1641 986" draw:points="821,986 0,986 0,0 1641,0 1641,986">
            <text:p/>
          </draw:polygon>
          <draw:path draw:style-name="gr8" draw:layer="layout" svg:width="0.455cm" svg:height="0.638cm" svg:x="15.187cm" svg:y="9.3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15.775cm" svg:y="9.0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6.083cm" svg:y="9.1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6.472cm" svg:y="9.0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x(t) \to y(t)§svg§600§FALSE</svg:desc>
          <draw:polygon draw:style-name="gr7" draw:layer="layout" svg:width="4.854cm" svg:height="0.985cm" svg:x="19.8cm" svg:y="9cm" svg:viewBox="0 0 4855 986" draw:points="2428,986 0,986 0,0 4855,0 4855,986">
            <text:p/>
          </draw:polygon>
          <draw:path draw:style-name="gr8" draw:layer="layout" svg:width="0.492cm" svg:height="0.447cm" svg:x="19.828cm" svg:y="9.3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31cm" svg:height="0.985cm" svg:x="20.461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0.769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1.15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21.81cm" svg:y="9.2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5cm" svg:height="0.638cm" svg:x="23.042cm" svg:y="9.3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23.63cm" svg:y="9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3.938cm" svg:y="9.1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4.325cm" svg:y="9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9" draw:text-style-name="P10" draw:layer="layout" svg:width="13.286cm" svg:height="1.695cm" svg:x="1.214cm" svg:y="12.705cm">
          <draw:text-box>
            <text:list text:style-name="L1">
              <text:list-item>
                <text:p><text:span text:style-name="T8">SISTEM WAKTU-DISKRIT</text:span></text:p>
              </text:list-item>
            </text:list>
          </draw:text-box>
        </draw:frame>
        <draw:custom-shape draw:style-name="gr5" draw:text-style-name="P9" draw:layer="layout" svg:width="6.8cm" svg:height="2.2cm" svg:x="5.901cm" svg:y="16.401cm">
          <text:p text:style-name="P8"><text:span text:style-name="T9">Sistem waktu-diskrit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501cm" svg:y1="17.401cm" svg:x2="5.901cm" svg:y2="17.401cm">
          <text:p/>
        </draw:line>
        <draw:line draw:style-name="gr6" draw:text-style-name="P8" draw:layer="layout" svg:x1="12.701cm" svg:y1="17.401cm" svg:x2="14.901cm" svg:y2="17.401cm">
          <text:p/>
        </draw:line>
        <draw:g>
          <svg:title>TexMaths</svg:title>
          <svg:desc>28§display§x[n]§svg§600§FALSE</svg:desc>
          <draw:polygon draw:style-name="gr7" draw:layer="layout" svg:width="1.701cm" svg:height="0.985cm" svg:x="1.5cm" svg:y="16.814cm" svg:viewBox="0 0 1702 986" draw:points="851,986 0,986 0,0 1702,0 1702,986">
            <text:p/>
          </draw:polygon>
          <draw:path draw:style-name="gr8" draw:layer="layout" svg:width="0.492cm" svg:height="0.447cm" svg:x="1.528cm" svg:y="17.117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8" draw:layer="layout" svg:width="0.136cm" svg:height="0.985cm" svg:x="2.177cm" svg:y="16.814cm" svg:viewBox="0 0 137 986" draw:points="137,986 137,947 39,947 39,39 137,39 137,0 0,0 0,986">
            <text:p/>
          </draw:polygon>
          <draw:path draw:style-name="gr8" draw:layer="layout" svg:width="0.534cm" svg:height="0.447cm" svg:x="2.3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2.947cm" svg:y="16.814cm" svg:viewBox="0 0 137 986" draw:points="137,0 0,0 0,39 98,39 98,947 0,947 0,986 137,986">
            <text:p/>
          </draw:polygon>
        </draw:g>
        <draw:g>
          <svg:title>TexMaths</svg:title>
          <svg:desc>28§display§y[n]
§svg§600§FALSE</svg:desc>
          <draw:polygon draw:style-name="gr7" draw:layer="layout" svg:width="1.657cm" svg:height="0.985cm" svg:x="15.242cm" svg:y="16.814cm" svg:viewBox="0 0 1658 986" draw:points="829,986 0,986 0,0 1658,0 1658,986">
            <text:p/>
          </draw:polygon>
          <draw:path draw:style-name="gr8" draw:layer="layout" svg:width="0.456cm" svg:height="0.638cm" svg:x="15.27cm" svg:y="17.117cm" svg:viewBox="0 0 457 639" svg:d="M454 62c3-14 3-17 3-26 0-16-14-25-28-25-12 0-26 6-37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layer="layout" svg:width="0.136cm" svg:height="0.985cm" svg:x="15.875cm" svg:y="16.814cm" svg:viewBox="0 0 137 986" draw:points="137,986 137,947 39,947 39,39 137,39 137,0 0,0 0,986">
            <text:p/>
          </draw:polygon>
          <draw:path draw:style-name="gr8" draw:layer="layout" svg:width="0.534cm" svg:height="0.447cm" svg:x="16.063cm" svg:y="17.117cm" svg:viewBox="0 0 535 448" svg:d="M59 378c-3 17-9 39-9 45 0 17 14 25 28 25 12 0 31-8 37-28 0 0 14-47 19-73l20-89c8-20 14-42 17-65 5-17 14-47 14-50 14-31 67-121 162-121 45 0 53 37 53 70 0 59-50 188-64 230-8 23-11 34-11 45 0 48 36 81 81 81 93 0 129-143 129-151 0-11-8-11-11-11-9 0-9 3-14 19-20 68-53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6.645cm" svg:y="16.814cm" svg:viewBox="0 0 137 986" draw:points="137,0 0,0 0,39 98,39 98,947 0,947 0,986 137,986">
            <text:p/>
          </draw:polygon>
        </draw:g>
        <draw:frame draw:style-name="gr4" draw:text-style-name="P11" draw:layer="layout" svg:width="7.813cm" svg:height="1.292cm" svg:x="18.302cm" svg:y="7.2cm">
          <draw:text-box>
            <text:p><text:span text:style-name="T10">Representasi matematis</text:span></text:p>
          </draw:text-box>
        </draw:frame>
        <draw:frame draw:style-name="gr4" draw:text-style-name="P12" draw:layer="layout" svg:width="4.795cm" svg:height="1.292cm" svg:x="6.705cm" svg:y="7.081cm">
          <draw:text-box>
            <text:p><text:span text:style-name="T11">Diagram blok</text:span></text:p>
          </draw:text-box>
        </draw:frame>
        <draw:frame draw:style-name="gr4" draw:text-style-name="P12" draw:layer="layout" svg:width="4.795cm" svg:height="1.292cm" svg:x="6.426cm" svg:y="14.882cm">
          <draw:text-box>
            <text:p><text:span text:style-name="T11">Diagram blok</text:span></text:p>
          </draw:text-box>
        </draw:frame>
        <draw:frame draw:style-name="gr4" draw:text-style-name="P11" draw:layer="layout" svg:width="7.813cm" svg:height="1.292cm" svg:x="18.302cm" svg:y="14.901cm">
          <draw:text-box>
            <text:p><text:span text:style-name="T10">Representasi matematis</text:span></text:p>
          </draw:text-box>
        </draw:frame>
        <draw:g>
          <svg:title>TexMaths</svg:title>
          <svg:desc>28§display§x[n] \to y[n]§svg§600§FALSE</svg:desc>
          <draw:polygon draw:style-name="gr7" draw:layer="layout" svg:width="4.888cm" svg:height="0.985cm" svg:x="19.9cm" svg:y="16.814cm" svg:viewBox="0 0 4889 986" draw:points="2445,986 0,986 0,0 4889,0 4889,986">
            <text:p/>
          </draw:polygon>
          <draw:path draw:style-name="gr8" draw:layer="layout" svg:width="0.492cm" svg:height="0.447cm" svg:x="19.928cm" svg:y="17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8" draw:layer="layout" svg:width="0.136cm" svg:height="0.985cm" svg:x="20.578cm" svg:y="16.814cm" svg:viewBox="0 0 137 986" draw:points="137,986 137,947 39,947 39,39 137,39 137,0 0,0 0,986">
            <text:p/>
          </draw:polygon>
          <draw:path draw:style-name="gr8" draw:layer="layout" svg:width="0.534cm" svg:height="0.447cm" svg:x="20.765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21.348cm" svg:y="16.814cm" svg:viewBox="0 0 137 986" draw:points="137,0 0,0 0,39 98,39 98,947 0,947 0,986 137,986">
            <text:p/>
          </draw:polygon>
          <draw:path draw:style-name="gr8" draw:layer="layout" svg:width="0.875cm" svg:height="0.514cm" svg:x="21.927cm" svg:y="17.0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5cm" svg:height="0.638cm" svg:x="23.159cm" svg:y="17.1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olygon draw:style-name="gr8" draw:layer="layout" svg:width="0.136cm" svg:height="0.985cm" svg:x="23.764cm" svg:y="16.814cm" svg:viewBox="0 0 137 986" draw:points="137,986 137,947 39,947 39,39 137,39 137,0 0,0 0,986">
            <text:p/>
          </draw:polygon>
          <draw:path draw:style-name="gr8" draw:layer="layout" svg:width="0.534cm" svg:height="0.447cm" svg:x="23.952cm" svg:y="17.117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24.534cm" svg:y="16.814cm" svg:viewBox="0 0 137 986" draw:points="137,0 0,0 0,39 98,39 98,947 0,947 0,986 137,986">
            <text:p/>
          </draw:polygon>
        </draw:g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6" draw:id="id36">
        <office:forms form:automatic-focus="false" form:apply-design-mode="false"/>
        <draw:frame presentation:style-name="pr3" draw:text-style-name="P14" draw:layer="layout" svg:width="20.4cm" svg:height="1.91cm" svg:x="1.152cm" svg:y="1.417cm">
          <draw:text-box>
            <text:p text:style-name="P1"><text:span text:style-name="T7">Representasi Sistem</text:span></text:p>
          </draw:text-box>
        </draw:frame>
        <draw:frame draw:style-name="gr4" draw:text-style-name="P15" draw:layer="layout" svg:width="3.965cm" svg:height="1.695cm" svg:x="1.4cm" svg:y="4.5cm">
          <draw:text-box>
            <text:p><text:span text:style-name="T12">Contoh:</text:span></text:p>
          </draw:text-box>
        </draw:frame>
        <draw:g>
          <draw:polyline draw:style-name="gr10" draw:text-style-name="P8" xml:id="id3" draw:id="id3" draw:layer="layout" svg:width="2.438cm" svg:height="3.46cm" draw:transform="skewX (0.0626573201465964) rotate (1.01351269663311) translate (12.7712880120108cm 6.49303192103328cm)" svg:viewBox="0 0 2439 3461" draw:points="65,0 921,0 0,1153 1581,962 791,2307 2372,2115 1583,3461 2439,3461">
            <text:p/>
          </draw:polyline>
          <draw:custom-shape draw:style-name="gr11" draw:text-style-name="P8" xml:id="id1" draw:id="id1" draw:layer="layout" svg:width="1.812cm" svg:height="1.771cm" svg:x="8.728cm" svg:y="7.9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xml:id="id5" draw:id="id5" draw:layer="layout" svg:x1="19.375cm" svg:y1="8.618cm" svg:x2="21.187cm" svg:y2="8.618cm">
            <text:p/>
          </draw:line>
          <draw:line draw:style-name="gr10" draw:text-style-name="P8" xml:id="id2" draw:id="id2" draw:layer="layout" svg:x1="19.375cm" svg:y1="9.102cm" svg:x2="21.187cm" svg:y2="9.102cm">
            <text:p/>
          </draw:line>
          <draw:line draw:style-name="gr10" draw:text-style-name="P8" draw:layer="layout" svg:x1="12.806cm" svg:y1="6.438cm" svg:x2="9.634cm" svg:y2="6.438cm">
            <text:p/>
          </draw:line>
          <draw:line draw:style-name="gr10" draw:text-style-name="P8" draw:layer="layout" svg:x1="9.634cm" svg:y1="7.9cm" svg:x2="9.634cm" svg:y2="6.438cm">
            <text:p/>
          </draw:line>
          <draw:connector draw:style-name="gr12" draw:text-style-name="P8" draw:layer="layout" draw:line-skew="0.927cm" svg:x1="9.634cm" svg:y1="9.671cm" svg:x2="20.281cm" svg:y2="9.102cm" draw:start-shape="id1" draw:start-glue-point="8" draw:end-shape="id2" draw:end-glue-point="0" svg:d="M9634 9671v1428h10647v-1997" svg:viewBox="0 0 10648 1998">
            <text:p/>
          </draw:connector>
          <draw:connector draw:style-name="gr13" draw:text-style-name="P8" xml:id="id4" draw:id="id4" draw:layer="layout" svg:x1="16.884cm" svg:y1="6.438cm" svg:x2="20.249cm" svg:y2="6.441cm" draw:start-shape="id3" draw:start-glue-point="1" svg:d="M16884 6438h1933v3h1432" svg:viewBox="0 0 3366 4">
            <text:p/>
          </draw:connector>
          <draw:connector draw:style-name="gr10" draw:text-style-name="P8" draw:layer="layout" draw:type="line" svg:x1="20.249cm" svg:y1="6.441cm" svg:x2="20.281cm" svg:y2="8.618cm" draw:start-shape="id4" draw:start-glue-point="3" draw:end-shape="id5" draw:end-glue-point="0" svg:d="M20249 6441l32 2177" svg:viewBox="0 0 33 2178">
            <text:p/>
          </draw:connector>
          <draw:custom-shape draw:style-name="gr14" draw:text-style-name="P8" draw:layer="layout" svg:width="3.398cm" svg:height="2.907cm" svg:x="13.085cm" svg:y="7.433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layer="layout" svg:width="0.859cm" svg:height="0.816cm" svg:x="14.391cm" svg:y="4.5cm" svg:viewBox="0 0 860 817" draw:points="428,817 0,817 0,0 860,0 860,817">
              <text:p/>
            </draw:polygon>
            <draw:path draw:style-name="gr8" draw:layer="layout" svg:width="0.798cm" svg:height="0.843cm" svg:x="14.436cm" svg:y="4.5cm" svg:viewBox="0 0 799 844" svg:d="M374 81c7-27 10-40 32-44 10 0 44 0 67 0 79 0 203 0 203 119 0 41-16 122-61 169-28 31-88 68-190 68h-124zM536 410c111-27 244-108 244-230 0-102-98-180-247-180h-317c-22 0-32 0-32 24 0 13 10 13 29 13 3 0 25 0 44 4 19 0 29 3 29 17 0 6 0 10-4 23l-149 641c-12 48-16 58-101 58-22 0-32 0-32 23 0 14 13 14 16 14 32 0 111-3 139-3 32 0 111 3 143 3 10 0 22 0 22-24 0-13-9-13-31-13-42 0-73 0-73-21 0-6 3-13 6-20l73-319h133c102 0 121 68 121 109 0 20-10 57-16 85-6 34-16 78-16 101 0 129 133 129 149 129 95 0 133-122 133-139 0-13-12-13-12-13-10 0-13 6-16 17-29 88-76 108-102 108-38 0-44-27-44-75 0-33 6-94 9-135 4-17 7-37 7-54 0-92-76-129-105-143z">
              <text:p/>
            </draw:path>
          </draw:g>
          <draw:g>
            <svg:title>TexMaths</svg:title>
            <svg:desc>28§display§V_s§svg§600§FALSE</svg:desc>
            <draw:polygon draw:style-name="gr7" draw:layer="layout" svg:width="1.074cm" svg:height="0.996cm" svg:x="7.2cm" svg:y="8.618cm" svg:viewBox="0 0 1075 997" draw:points="536,997 0,997 0,0 1075,0 1075,997">
              <text:p/>
            </draw:polygon>
            <draw:path draw:style-name="gr8" draw:layer="layout" svg:width="0.798cm" svg:height="0.844cm" svg:x="7.263cm" svg:y="8.618cm" svg:viewBox="0 0 799 845" svg:d="M641 136c53-92 101-95 142-99 13 0 16-20 16-23 0-11-6-14-16-14-28 0-60 3-92 3-38 0-76-3-111-3-6 0-22 0-22 24 0 13 13 13 19 13 32 4 51 14 51 41 0 17-16 44-16 44l-342 584-77-631c0-21 26-38 77-38 15 0 28 0 28-23 0-11-9-14-16-14-44 0-92 3-139 3-19 0-42 0-61 0-22 0-41-3-60-3-9 0-22 0-22 24 0 13 10 13 29 13 63 0 63 10 66 41l89 739c3 24 6 28 22 28 19 0 22-7 32-24z">
              <text:p/>
            </draw:path>
            <draw:path draw:style-name="gr8" draw:layer="layout" svg:width="0.313cm" svg:height="0.379cm" svg:x="7.904cm" svg:y="9.242cm" svg:viewBox="0 0 314 380" svg:d="M282 54c-19 7-32 24-32 41 0 20 16 27 26 27 9 0 38-7 38-47 0-58-57-75-105-75-123 0-146 98-146 122 0 31 19 51 29 61 22 17 35 21 89 31 16 3 66 13 66 57 0 14-6 44-41 68-32 17-70 17-79 17-32 0-76-7-95-34 28-3 44-27 44-51 0-20-13-30-32-30-22 0-44 20-44 57 0 51 51 82 127 82 146 0 171-105 171-139 0-78-79-92-108-99-6-3-28-6-31-6-29-7-45-24-45-41 0-20 16-44 32-54 22-17 51-17 63-17 16 0 57 3 73 30z">
              <text:p/>
            </draw:path>
          </draw:g>
          <draw:g>
            <svg:title>TexMaths</svg:title>
            <svg:desc>28§display§V_c§svg§600§FALSE</svg:desc>
            <draw:polygon draw:style-name="gr7" draw:layer="layout" svg:width="1.052cm" svg:height="0.996cm" svg:x="21.947cm" svg:y="8.34cm" svg:viewBox="0 0 1053 997" draw:points="527,997 0,997 0,0 1053,0 1053,997">
              <text:p/>
            </draw:polygon>
            <draw:path draw:style-name="gr8" draw:layer="layout" svg:width="0.799cm" svg:height="0.844cm" svg:x="22.01cm" svg:y="8.34cm" svg:viewBox="0 0 800 845" svg:d="M641 136c54-92 101-95 143-99 12 0 16-20 16-23 0-11-7-14-16-14-29 0-61 3-92 3-38 0-76-3-111-3-7 0-23 0-23 24 0 13 13 13 19 13 32 4 51 14 51 41 0 17-16 44-16 44l-342 584-76-631c0-21 25-38 76-38 16 0 28 0 28-23 0-11-9-14-16-14-44 0-92 3-139 3-19 0-41 0-61 0-22 0-41-3-60-3-9 0-22 0-22 24 0 13 10 13 29 13 63 0 63 10 66 41l89 739c3 24 6 28 22 28 19 0 22-7 32-24z">
              <text:p/>
            </draw:path>
            <draw:path draw:style-name="gr8" draw:layer="layout" svg:width="0.342cm" svg:height="0.379cm" svg:x="22.645cm" svg:y="8.965cm" svg:viewBox="0 0 343 380" svg:d="M295 47c-28 7-38 31-38 48 0 24 16 31 29 31 19 0 47-11 47-51 0-58-63-75-105-75-117 0-228 115-228 234 0 71 48 146 146 146 133 0 197-85 197-95 0-7-10-14-16-14-3 0-7 0-13 7-60 78-152 78-168 78-54 0-79-41-79-95 0-24 9-115 50-173 29-41 70-64 111-64 10 0 48 0 67 23z">
              <text:p/>
            </draw:path>
          </draw:g>
          <draw:g>
            <svg:title>TexMaths</svg:title>
            <svg:desc>28§display§C§svg§600§FALSE</svg:desc>
            <draw:polygon draw:style-name="gr7" draw:layer="layout" svg:width="0.878cm" svg:height="0.817cm" svg:x="18.243cm" svg:y="8.403cm" svg:viewBox="0 0 879 818" draw:points="441,818 0,818 0,0 879,0 879,818">
              <text:p/>
            </draw:polygon>
            <draw:path draw:style-name="gr8" draw:layer="layout" svg:width="0.795cm" svg:height="0.871cm" svg:x="18.3cm" svg:y="8.376cm" svg:viewBox="0 0 796 872" svg:d="M796 14c0-7-3-14-12-14-3 0-7 0-19 14l-76 91c-13-17-64-105-188-105-250 0-501 265-501 543 0 197 133 329 305 329 95 0 180-51 241-105 105-99 124-207 124-211 0-10-13-10-16-10-7 0-10 0-13 10-10 34-35 119-114 190-76 68-146 89-207 89-98 0-218-65-218-251 0-68 25-262 136-401 67-85 175-146 273-146 114 0 181 92 181 231 0 48-3 51-3 61 0 14 12 14 15 14 16 0 16-4 19-24z">
              <text:p/>
            </draw:path>
          </draw:g>
          <draw:g>
            <svg:title>TexMaths</svg:title>
            <svg:desc>28§display§i§svg§600§FALSE</svg:desc>
            <draw:polygon draw:style-name="gr7" draw:layer="layout" svg:width="0.386cm" svg:height="0.79cm" svg:x="14.645cm" svg:y="8.186cm" svg:viewBox="0 0 387 791" draw:points="194,791 0,791 0,0 387,0 387,791">
              <text:p/>
            </draw:polygon>
            <draw:path draw:style-name="gr8" draw:layer="layout" svg:width="0.297cm" svg:height="0.803cm" svg:x="14.676cm" svg:y="8.182cm" svg:viewBox="0 0 298 804" svg:d="M289 44c0-24-16-44-45-44-28 0-60 31-60 64 0 21 16 41 45 41 25 0 60-27 60-61zM203 492c13-34 13-37 22-68 10-24 16-41 16-64 0-55-35-99-92-99-108 0-149 173-149 187 0 10 13 10 13 10 12 0 12-3 19-20 32-112 76-150 114-150 10 0 29 0 29 38 0 27-10 51-13 64-10 31-60 170-79 221-10 30-26 71-26 95 0 57 38 98 92 98 108 0 149-173 149-183 0-14-9-14-12-14-13 0-13 4-19 24-19 75-57 146-115 146-19 0-28-10-28-37 0-31 9-48 35-122z">
              <text:p/>
            </draw:path>
          </draw:g>
          <draw:g>
            <svg:title>TexMaths</svg:title>
            <svg:desc>28§display§+§svg§600§FALSE</svg:desc>
            <draw:polygon draw:style-name="gr7" draw:layer="layout" svg:width="0.868cm" svg:height="0.796cm" svg:x="20.545cm" svg:y="7.407cm" svg:viewBox="0 0 869 797" draw:points="434,797 0,797 0,0 869,0 869,797">
              <text:p/>
            </draw:polygon>
            <draw:path draw:style-name="gr8" draw:layer="layout" svg:width="0.744cm" svg:height="0.796cm" svg:x="20.609cm" svg:y="7.407cm" svg:viewBox="0 0 745 797" svg:d="M396 424h311c16 0 38 0 38-24 0-27-22-27-38-27h-311v-332c0-17 0-41-22-41-25 0-25 24-25 41v332h-311c-16 0-38 0-38 27 0 24 22 24 38 24h311v332c0 17 0 41 25 41 22 0 22-24 22-41z">
              <text:p/>
            </draw:path>
          </draw:g>
          <draw:g>
            <svg:title>TexMaths</svg:title>
            <svg:desc>28§display§-§svg§600§FALSE</svg:desc>
            <draw:polygon draw:style-name="gr7" draw:layer="layout" svg:width="0.868cm" svg:height="0.796cm" svg:x="20.545cm" svg:y="9.274cm" svg:viewBox="0 0 869 797" draw:points="434,797 0,797 0,0 869,0 869,797">
              <text:p/>
            </draw:polygon>
            <draw:path draw:style-name="gr8" draw:layer="layout" svg:width="0.684cm" svg:height="0.05cm" svg:x="20.637cm" svg:y="9.647cm" svg:viewBox="0 0 685 51" svg:d="M644 51c19 0 41 0 41-24 0-27-22-27-41-27h-606c-19 0-38 0-38 27 0 24 19 24 38 24z">
              <text:p/>
            </draw:path>
          </draw:g>
        </draw:g>
        <draw:g>
          <svg:title>TexMaths</svg:title>
          <svg:desc>24§latex§\begin{align*}
i(t) R &amp;+ v_c (t) - v_s (t) = 0\\
i(t) &amp;=  \frac {v_s (t) - v_c (t)}{R}\\
\text{dimana}\\
i(t) &amp;= C \frac {dv_c(t)}{dt}
\end{align}§svg§600§FALSE</svg:desc>
          <draw:polygon draw:style-name="gr7" draw:layer="layout" svg:width="9.772cm" svg:height="6.527cm" svg:x="2.832cm" svg:y="11.962cm" svg:viewBox="0 0 9773 6528" draw:points="4887,6528 0,6528 0,0 9773,0 9773,6528">
            <text:p/>
          </draw:polygon>
          <draw:path draw:style-name="gr8" draw:layer="layout" svg:width="0.225cm" svg:height="0.568cm" svg:x="3.677cm" svg:y="12.036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layer="layout" svg:width="0.198cm" svg:height="0.844cm" svg:x="4.025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4.289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4.622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604cm" svg:height="0.597cm" svg:x="4.937cm" svg:y="12.02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563cm" svg:height="0.563cm" svg:x="5.784cm" svg:y="12.1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71cm" svg:height="0.383cm" svg:x="6.605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7.027cm" svg:y="12.461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7.416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7.68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8.014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035cm" svg:x="8.551cm" svg:y="12.368cm" svg:viewBox="0 0 518 36" svg:d="M487 36c15 0 31 0 31-17 0-19-16-19-31-19h-458c-15 0-29 0-29 19 0 17 14 17 29 17z">
            <text:p/>
          </draw:path>
          <draw:path draw:style-name="gr8" draw:layer="layout" svg:width="0.371cm" svg:height="0.383cm" svg:x="9.351cm" svg:y="12.221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9.775cm" svg:y="12.46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10.179cm" svg:y="11.962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0.443cm" svg:y="12.06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0.776cm" svg:y="11.962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198cm" svg:x="11.338cm" svg:y="12.28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57cm" svg:height="0.582cm" svg:x="12.214cm" svg:y="12.0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25cm" svg:height="0.568cm" svg:x="4.322cm" svg:y="13.882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layer="layout" svg:width="0.198cm" svg:height="0.844cm" svg:x="4.673cm" svg:y="13.805cm" svg:viewBox="0 0 199 845" svg:d="M199 838c0-3 0-5-17-20-105-105-132-266-132-396 0-146 32-292 137-398 12-12 12-12 12-14 0-8-5-10-9-10-10 0-87 58-137 166-43 91-53 187-53 256 0 68 10 168 55 264 53 106 125 159 135 159 4 0 9-3 9-7z">
            <text:p/>
          </draw:path>
          <draw:path draw:style-name="gr8" draw:layer="layout" svg:width="0.261cm" svg:height="0.539cm" svg:x="4.937cm" svg:y="13.91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5.27cm" svg:y="13.805cm" svg:viewBox="0 0 199 845" svg:d="M199 422c0-64-9-168-57-264-51-103-125-158-132-158-8 0-10 2-10 10 0 2 0 2 17 19 84 84 132 218 132 393 0 144-31 296-137 401-12 10-12 12-12 15 0 4 2 7 10 7 7 0 84-58 134-163 43-94 55-188 55-260z">
            <text:p/>
          </draw:path>
          <draw:path draw:style-name="gr8" draw:layer="layout" svg:width="0.563cm" svg:height="0.198cm" svg:x="5.832cm" svg:y="14.12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6.799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7.226cm" svg:y="13.736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7.6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7.894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8.225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035cm" svg:x="8.763cm" svg:y="13.64cm" svg:viewBox="0 0 518 36" svg:d="M487 36c15 0 31 0 31-17 0-19-16-19-31-19h-458c-15 0-29 0-29 19 0 17 14 17 29 17z">
            <text:p/>
          </draw:path>
          <draw:path draw:style-name="gr8" draw:layer="layout" svg:width="0.371cm" svg:height="0.383cm" svg:x="9.562cm" svg:y="13.496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9.982cm" svg:y="13.736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0.373cm" svg:y="13.23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0.637cm" svg:y="13.3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0.971cm" svg:y="13.23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4.475cm" svg:height="0.035cm" svg:x="6.775cm" svg:y="14.211cm" svg:viewBox="0 0 4476 36" draw:points="2239,36 0,36 0,0 4476,0 4476,36">
            <text:p/>
          </draw:polygon>
          <draw:path draw:style-name="gr8" draw:layer="layout" svg:width="0.604cm" svg:height="0.597cm" svg:x="8.724cm" svg:y="14.441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417cm" svg:height="0.597cm" svg:x="2.861cm" svg:y="15.478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8" draw:layer="layout" svg:width="0.181cm" svg:height="0.565cm" svg:x="3.329cm" svg:y="15.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8" draw:layer="layout" svg:width="0.659cm" svg:height="0.373cm" svg:x="3.562cm" svg:y="15.692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8" draw:layer="layout" svg:width="0.383cm" svg:height="0.388cm" svg:x="4.274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426cm" svg:height="0.373cm" svg:x="4.687cm" svg:y="15.692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383cm" svg:height="0.388cm" svg:x="5.165cm" svg:y="15.687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225cm" svg:height="0.568cm" svg:x="4.322cm" svg:y="17.35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layer="layout" svg:width="0.198cm" svg:height="0.844cm" svg:x="4.673cm" svg:y="17.276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4.937cm" svg:y="17.37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5.27cm" svg:y="17.276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198cm" svg:x="5.832cm" svg:y="17.59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601cm" svg:height="0.616cm" svg:x="6.718cm" svg:y="17.314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402cm" svg:height="0.597cm" svg:x="7.474cm" svg:y="16.753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7.903cm" svg:y="16.964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8.323cm" svg:y="17.20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8.715cm" svg:y="16.705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8.979cm" svg:y="16.8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9.312cm" svg:y="16.705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2.154cm" svg:height="0.035cm" svg:x="7.44cm" svg:y="17.682cm" svg:viewBox="0 0 2155 36" draw:points="1078,36 0,36 0,0 2155,0 2155,36">
            <text:p/>
          </draw:polygon>
          <draw:path draw:style-name="gr8" draw:layer="layout" svg:width="0.402cm" svg:height="0.597cm" svg:x="8.177cm" svg:y="17.902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8.602cm" svg:y="17.95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draw:line draw:style-name="gr10" draw:text-style-name="P8" draw:layer="layout" svg:x1="14.8cm" svg:y1="12.3cm" svg:x2="14.8cm" svg:y2="18.3cm">
          <text:p/>
        </draw:lin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latex§\begin{align*}
C \frac{dv_c(t)}{dt} &amp;= \frac{v_s(t) - v_c(t)}{R}\\
\frac{dv_c(t)}{dt} &amp;= \frac{v_s(t)}{RC } - \frac{v_c(t)}{RC }\\
\frac{dv_c(t)}{dt} &amp;+ \frac{v_c(t)}{RC} = \frac{v_s(t)}{RC}\\
\end{align}§svg§600§FALSE</svg:desc>
          <draw:polygon draw:style-name="gr7" draw:layer="layout" svg:width="8.922cm" svg:height="6.023cm" svg:x="16.8cm" svg:y="11.9cm" svg:viewBox="0 0 8923 6024" draw:points="4462,6024 0,6024 0,0 8923,0 8923,6024">
            <text:p/>
          </draw:polygon>
          <draw:path draw:style-name="gr8" draw:layer="layout" svg:width="0.601cm" svg:height="0.616cm" svg:x="16.843cm" svg:y="12.5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402cm" svg:height="0.597cm" svg:x="17.599cm" svg:y="11.94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18.0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18.4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8.84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9.104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9.4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2.154cm" svg:height="0.035cm" svg:x="17.566cm" svg:y="12.874cm" svg:viewBox="0 0 2155 36" draw:points="1078,36 0,36 0,0 2155,0 2155,36">
            <text:p/>
          </draw:polygon>
          <draw:path draw:style-name="gr8" draw:layer="layout" svg:width="0.402cm" svg:height="0.597cm" svg:x="18.302cm" svg:y="13.098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18.727cm" svg:y="13.15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198cm" svg:x="20.1cm" svg:y="12.79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21.067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21.494cm" svg:y="12.399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21.897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2.161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2.493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17cm" svg:height="0.035cm" svg:x="23.03cm" svg:y="12.306cm" svg:viewBox="0 0 518 36" svg:d="M487 36c15 0 31 0 31-17 0-19-16-19-31-19h-458c-15 0-29 0-29 19 0 17 14 17 29 17z">
            <text:p/>
          </draw:path>
          <draw:path draw:style-name="gr8" draw:layer="layout" svg:width="0.371cm" svg:height="0.383cm" svg:x="23.829cm" svg:y="12.159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24.249cm" svg:y="12.39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24.641cm" svg:y="11.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4.905cm" svg:y="12.00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5.238cm" svg:y="11.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4.475cm" svg:height="0.035cm" svg:x="21.043cm" svg:y="12.874cm" svg:viewBox="0 0 4476 36" draw:points="2239,36 0,36 0,0 4476,0 4476,36">
            <text:p/>
          </draw:polygon>
          <draw:path draw:style-name="gr8" draw:layer="layout" svg:width="0.604cm" svg:height="0.597cm" svg:x="22.992cm" svg:y="13.105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402cm" svg:height="0.597cm" svg:x="17.599cm" svg:y="14.067cm" svg:viewBox="0 0 403 598" svg:d="M403 10c0 0 0-10-9-10-15 0-94 7-108 10-8 0-12 4-12 16 0 10 7 10 19 10 41 0 43 5 43 14l-2 17-51 202c-17-34-41-55-79-55-98 0-204 124-204 247 0 81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18.029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18.449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8.84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9.104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9.438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layer="layout" svg:width="2.154cm" svg:height="0.035cm" svg:x="17.566cm" svg:y="14.996cm" svg:viewBox="0 0 2155 36" draw:points="1078,36 0,36 0,0 2155,0 2155,36">
            <text:p/>
          </draw:polygon>
          <draw:path draw:style-name="gr8" draw:layer="layout" svg:width="0.402cm" svg:height="0.597cm" svg:x="18.302cm" svg:y="15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18.727cm" svg:y="15.27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198cm" svg:x="20.1cm" svg:y="14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21.067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21.494cm" svg:y="14.51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21.897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2.161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2.493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layer="layout" svg:width="1.732cm" svg:height="0.035cm" svg:x="21.043cm" svg:y="14.996cm" svg:viewBox="0 0 1733 36" draw:points="866,36 0,36 0,0 1733,0 1733,36">
            <text:p/>
          </draw:polygon>
          <draw:path draw:style-name="gr8" draw:layer="layout" svg:width="0.604cm" svg:height="0.597cm" svg:x="21.288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1.943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517cm" svg:height="0.035cm" svg:x="23.133cm" svg:y="14.996cm" svg:viewBox="0 0 518 36" svg:d="M487 36c15 0 31 0 31-17 0-19-16-19-31-19h-458c-15 0-29 0-29 19 0 17 14 17 29 17z">
            <text:p/>
          </draw:path>
          <draw:path draw:style-name="gr8" draw:layer="layout" svg:width="0.371cm" svg:height="0.383cm" svg:x="24.031cm" svg:y="14.278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24.453cm" svg:y="14.51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24.842cm" svg:y="14.0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5.106cm" svg:y="14.12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5.44cm" svg:y="14.019cm" svg:viewBox="0 0 199 845" svg:d="M199 422c0-64-9-168-57-264-51-103-125-158-132-158-8 0-10 2-10 10 0 2 0 2 17 19 84 84 132 218 132 393 0 147-31 296-137 401-12 10-12 12-12 15 0 4 2 7 10 7 7 0 84-55 134-163 43-94 55-188 55-260z">
            <text:p/>
          </draw:path>
          <draw:polygon draw:style-name="gr8" draw:layer="layout" svg:width="1.715cm" svg:height="0.035cm" svg:x="24.007cm" svg:y="14.996cm" svg:viewBox="0 0 1716 36" draw:points="857,36 0,36 0,0 1716,0 1716,36">
            <text:p/>
          </draw:polygon>
          <draw:path draw:style-name="gr8" draw:layer="layout" svg:width="0.604cm" svg:height="0.597cm" svg:x="24.242cm" svg:y="15.224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4.897cm" svg:y="15.20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402cm" svg:height="0.597cm" svg:x="17.599cm" svg:y="16.18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371cm" svg:height="0.383cm" svg:x="18.029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18.449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18.84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19.104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9.438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2.154cm" svg:height="0.035cm" svg:x="17.566cm" svg:y="17.115cm" svg:viewBox="0 0 2155 36" draw:points="1078,36 0,36 0,0 2155,0 2155,36">
            <text:p/>
          </draw:polygon>
          <draw:path draw:style-name="gr8" draw:layer="layout" svg:width="0.402cm" svg:height="0.597cm" svg:x="18.302cm" svg:y="17.33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18.727cm" svg:y="17.391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563cm" svg:x="20.052cm" svg:y="16.851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71cm" svg:height="0.383cm" svg:x="20.97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58cm" svg:height="0.268cm" svg:x="21.396cm" svg:y="16.637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layer="layout" svg:width="0.198cm" svg:height="0.844cm" svg:x="21.787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2.049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2.382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1.715cm" svg:height="0.035cm" svg:x="20.95cm" svg:y="17.115cm" svg:viewBox="0 0 1716 36" draw:points="857,36 0,36 0,0 1716,0 1716,36">
            <text:p/>
          </draw:polygon>
          <draw:path draw:style-name="gr8" draw:layer="layout" svg:width="0.604cm" svg:height="0.597cm" svg:x="21.187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1.84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563cm" svg:height="0.198cm" svg:x="23.045cm" svg:y="17.03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71cm" svg:height="0.383cm" svg:x="24.014cm" svg:y="16.39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237cm" svg:height="0.268cm" svg:x="24.441cm" svg:y="16.63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198cm" svg:height="0.844cm" svg:x="24.842cm" svg:y="16.13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25.106cm" svg:y="16.24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25.44cm" svg:y="16.13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olygon draw:style-name="gr8" draw:layer="layout" svg:width="1.732cm" svg:height="0.035cm" svg:x="23.99cm" svg:y="17.115cm" svg:viewBox="0 0 1733 36" draw:points="866,36 0,36 0,0 1733,0 1733,36">
            <text:p/>
          </draw:polygon>
          <draw:path draw:style-name="gr8" draw:layer="layout" svg:width="0.604cm" svg:height="0.597cm" svg:x="24.235cm" svg:y="17.343cm" svg:viewBox="0 0 605 598" svg:d="M283 58c5-20 7-29 24-32 7 0 34 0 51 0 60 0 153 0 153 84 0 29-12 87-45 120-22 22-68 48-144 48h-94zM406 290c84-19 184-76 184-163 0-72-74-127-187-127h-240c-17 0-24 0-24 17 0 9 7 9 22 9 2 0 19 0 33 3 15 0 22 2 22 12 0 5 0 7-2 17l-113 453c-10 34-12 41-77 41-17 0-24 0-24 17 0 9 10 9 12 9 24 0 84-2 106-2 24 0 84 2 108 2 7 0 16 0 16-16 0-10-7-10-24-10-31 0-55 0-55-14 0-5 3-10 5-15l55-225h101c77 0 91 48 91 76 0 15-7 41-12 60-5 24-12 56-12 72 0 92 101 92 113 92 72 0 101-87 101-99 0-9-10-9-10-9-7 0-9 4-12 12-21 62-57 76-77 76-28 0-33-19-33-52 0-24 5-68 7-96 2-12 5-27 5-39 0-65-58-91-79-101z">
            <text:p/>
          </draw:path>
          <draw:path draw:style-name="gr8" draw:layer="layout" svg:width="0.601cm" svg:height="0.616cm" svg:x="24.89cm" svg:y="17.326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</draw:g>
        <draw:frame draw:style-name="gr4" draw:text-style-name="P16" draw:layer="layout" svg:width="9.828cm" svg:height="1.572cm" svg:x="5.772cm" svg:y="19cm">
          <draw:text-box>
            <text:p><text:span text:style-name="T13">Hub. masukan keluaran</text:span></text:p>
          </draw:text-box>
        </draw:frame>
        <draw:g>
          <svg:title>TexMaths</svg:title>
          <svg:desc>28§display§v_s (t) \to v_c (t)§svg§600§FALSE</svg:desc>
          <draw:polygon draw:style-name="gr7" draw:layer="layout" svg:width="5.549cm" svg:height="0.985cm" svg:x="15.937cm" svg:y="19.414cm" svg:viewBox="0 0 5550 986" draw:points="2775,986 0,986 0,0 5550,0 5550,986">
            <text:p/>
          </draw:polygon>
          <draw:path draw:style-name="gr8" draw:layer="layout" svg:width="0.433cm" svg:height="0.447cm" svg:x="15.965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76cm" svg:height="0.313cm" svg:x="16.463cm" svg:y="19.9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<text:p/>
          </draw:path>
          <draw:path draw:style-name="gr8" draw:layer="layout" svg:width="0.231cm" svg:height="0.985cm" svg:x="16.931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7.239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7.628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18.284cm" svg:y="19.649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33cm" svg:height="0.447cm" svg:x="19.516cm" svg:y="19.7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20.006cm" svg:y="19.997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<text:p/>
          </draw:path>
          <draw:path draw:style-name="gr8" draw:layer="layout" svg:width="0.231cm" svg:height="0.985cm" svg:x="20.462cm" svg:y="19.4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0.77cm" svg:y="19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1.159cm" svg:y="19.4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37" draw:id="id37">
        <office:forms form:automatic-focus="false" form:apply-design-mode="false"/>
        <draw:frame presentation:style-name="pr3" draw:text-style-name="P14" draw:layer="layout" svg:width="20.4cm" svg:height="1.91cm" svg:x="1.128cm" svg:y="1.417cm">
          <draw:text-box>
            <text:p text:style-name="P1"><text:span text:style-name="T7">Interkoneksi Sistem</text:span></text:p>
          </draw:text-box>
        </draw:frame>
        <draw:frame draw:style-name="gr4" draw:text-style-name="P17" draw:layer="layout" svg:width="12.507cm" svg:height="1.695cm" svg:x="1.102cm" svg:y="4.909cm">
          <draw:text-box>
            <text:list text:style-name="L1">
              <text:list-item>
                <text:p><text:span text:style-name="T14">Interkoneksi seri (</text:span><text:span text:style-name="T15">Cascade)</text:span></text:p>
              </text:list-item>
            </text:list>
          </draw:text-box>
        </draw:frame>
        <draw:custom-shape draw:style-name="gr15" draw:text-style-name="P18" xml:id="id6" draw:id="id6" draw:layer="layout" svg:width="5.6cm" svg:height="2.2cm" svg:x="7.1cm" svg:y="7.3cm">
          <text:p text:style-name="P8"><text:span text:style-name="T16">Sistem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7" draw:id="id7" draw:layer="layout" svg:width="5.6cm" svg:height="2.2cm" svg:x="14.7cm" svg:y="7.3cm">
          <text:p text:style-name="P8"><text:span text:style-name="T16">Sistem 2</text:span></text:p>
          <draw:enhanced-geometry svg:viewBox="0 0 21600 21600" draw:type="rectangle" draw:enhanced-path="M 0 0 L 21600 0 21600 21600 0 21600 0 0 Z N"/>
        </draw:custom-shape>
        <draw:connector draw:style-name="gr6" draw:text-style-name="P18" draw:layer="layout" draw:type="line" svg:x1="12.7cm" svg:y1="8.4cm" svg:x2="14.7cm" svg:y2="8.4cm" draw:start-shape="id6" draw:start-glue-point="1" draw:end-shape="id7" draw:end-glue-point="3" svg:d="M12700 8400h2000" svg:viewBox="0 0 2001 1">
          <text:p/>
        </draw:connector>
        <draw:connector draw:style-name="gr6" draw:text-style-name="P18" draw:layer="layout" draw:type="line" svg:x1="20.3cm" svg:y1="8.4cm" svg:x2="22.412cm" svg:y2="8.4cm" draw:start-shape="id7" draw:start-glue-point="1" svg:d="M20300 8400h2112" svg:viewBox="0 0 2113 1">
          <text:p/>
        </draw:connector>
        <draw:connector draw:style-name="gr6" draw:text-style-name="P18" draw:layer="layout" draw:type="line" svg:x1="4.698cm" svg:y1="8.432cm" svg:x2="7.1cm" svg:y2="8.4cm" draw:end-shape="id6" draw:end-glue-point="3" svg:d="M4698 8432l2402-32" svg:viewBox="0 0 2403 33">
          <text:p/>
        </draw:connector>
        <draw:frame draw:style-name="gr4" draw:text-style-name="P19" draw:layer="layout" svg:width="3.258cm" svg:height="1.292cm" svg:x="1.3cm" svg:y="7.7cm">
          <draw:text-box>
            <text:p><text:span text:style-name="T17">masukan</text:span></text:p>
          </draw:text-box>
        </draw:frame>
        <draw:frame draw:style-name="gr4" draw:text-style-name="P20" draw:layer="layout" svg:width="3.156cm" svg:height="1.292cm" svg:x="22.4cm" svg:y="7.7cm">
          <draw:text-box>
            <text:p><text:span text:style-name="T18">keluaran</text:span></text:p>
          </draw:text-box>
        </draw:frame>
        <draw:frame draw:style-name="gr4" draw:text-style-name="P17" draw:layer="layout" svg:width="9.632cm" svg:height="1.695cm" svg:x="1.203cm" svg:y="11.21cm">
          <draw:text-box>
            <text:list text:style-name="L1">
              <text:list-item>
                <text:p><text:span text:style-name="T14">Interkoneksi paralel</text:span></text:p>
              </text:list-item>
            </text:list>
          </draw:text-box>
        </draw:frame>
        <draw:custom-shape draw:style-name="gr15" draw:text-style-name="P18" xml:id="id8" draw:id="id8" draw:layer="layout" svg:width="5.6cm" svg:height="2.2cm" svg:x="10.4cm" svg:y="13.7cm">
          <text:p text:style-name="P8"><text:span text:style-name="T16">Sistem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10" draw:id="id10" draw:layer="layout" svg:width="5.6cm" svg:height="2.2cm" svg:x="10.4cm" svg:y="17.3cm">
          <text:p text:style-name="P8"><text:span text:style-name="T16">Sistem 2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16" draw:text-style-name="P21" draw:layer="layout" svg:width="1.2cm" svg:height="1.2cm" svg:x="17.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2" draw:layer="layout" svg:width="0.938cm" svg:height="1.292cm" svg:x="17.862cm" svg:y="15.9cm">
            <draw:text-box>
              <text:p><text:span text:style-name="T19">+</text:span></text:p>
            </draw:text-box>
          </draw:frame>
        </draw:g>
        <draw:connector draw:style-name="gr6" draw:text-style-name="P23" draw:layer="layout" svg:x1="16cm" svg:y1="14.8cm" svg:x2="18.3cm" svg:y2="15.9cm" draw:start-shape="id8" draw:start-glue-point="1" draw:end-shape="id9" draw:end-glue-point="0" svg:d="M16000 14800h2300v1100" svg:viewBox="0 0 2301 1101">
          <text:p/>
        </draw:connector>
        <draw:connector draw:style-name="gr6" draw:text-style-name="P23" draw:layer="layout" svg:x1="16cm" svg:y1="18.4cm" svg:x2="18.3cm" svg:y2="17.2cm" draw:start-shape="id10" draw:start-glue-point="1" draw:end-shape="id9" draw:end-glue-point="2" svg:d="M16000 18400h2300v-1200" svg:viewBox="0 0 2301 1201">
          <text:p/>
        </draw:connector>
        <draw:connector draw:style-name="gr6" draw:text-style-name="P23" draw:layer="layout" draw:type="line" svg:x1="18.9cm" svg:y1="16.55cm" svg:x2="20.976cm" svg:y2="16.545cm" draw:start-shape="id9" draw:start-glue-point="1" svg:d="M18900 16550l2076-5" svg:viewBox="0 0 2077 6">
          <text:p/>
        </draw:connector>
        <draw:connector draw:style-name="gr6" draw:text-style-name="P23" xml:id="id11" draw:id="id11" draw:layer="layout" draw:type="line" svg:x1="6.3cm" svg:y1="16.55cm" svg:x2="8.376cm" svg:y2="16.545cm" svg:d="M6300 16550l2076-5" svg:viewBox="0 0 2077 6">
          <text:p/>
        </draw:connector>
        <draw:connector draw:style-name="gr6" draw:text-style-name="P23" draw:layer="layout" draw:line-skew="-1.012cm" svg:x1="8.376cm" svg:y1="16.545cm" svg:x2="10.4cm" svg:y2="14.8cm" draw:start-shape="id11" draw:start-glue-point="3" draw:end-shape="id8" draw:end-glue-point="3" svg:d="M8376 16545v-1745h2024" svg:viewBox="0 0 2025 1746">
          <text:p/>
        </draw:connector>
        <draw:connector draw:style-name="gr6" draw:text-style-name="P23" draw:layer="layout" draw:line-skew="-1.012cm" svg:x1="8.376cm" svg:y1="16.545cm" svg:x2="10.4cm" svg:y2="18.4cm" draw:start-shape="id11" draw:start-glue-point="3" draw:end-shape="id10" draw:end-glue-point="3" svg:d="M8376 16545v1855h2024" svg:viewBox="0 0 2025 1856">
          <text:p/>
        </draw:connector>
        <draw:frame draw:style-name="gr4" draw:text-style-name="P19" draw:layer="layout" svg:width="3.258cm" svg:height="1.292cm" svg:x="3.2cm" svg:y="15.8cm">
          <draw:text-box>
            <text:p><text:span text:style-name="T17">masukan</text:span></text:p>
          </draw:text-box>
        </draw:frame>
        <draw:frame draw:style-name="gr4" draw:text-style-name="P20" draw:layer="layout" svg:width="3.156cm" svg:height="1.292cm" svg:x="21cm" svg:y="15.7cm">
          <draw:text-box>
            <text:p><text:span text:style-name="T18">keluaran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38" draw:id="id38">
        <draw:frame presentation:style-name="pr3" draw:text-style-name="P14" draw:layer="layout" svg:width="20.4cm" svg:height="1.91cm" svg:x="1.128cm" svg:y="1.417cm">
          <draw:text-box>
            <text:p text:style-name="P1"><text:span text:style-name="T7">Interkoneksi Sistem</text:span></text:p>
          </draw:text-box>
        </draw:frame>
        <draw:frame draw:style-name="gr4" draw:text-style-name="P17" draw:layer="layout" svg:width="11.495cm" svg:height="1.695cm" svg:x="1.103cm" svg:y="4.61cm">
          <draw:text-box>
            <text:list text:style-name="L1">
              <text:list-item>
                <text:p><text:span text:style-name="T14">Interkoneksi seri-paralel</text:span></text:p>
              </text:list-item>
            </text:list>
          </draw:text-box>
        </draw:frame>
        <draw:g>
          <draw:custom-shape draw:style-name="gr15" draw:text-style-name="P18" xml:id="id12" draw:id="id12" draw:layer="layout" svg:width="5.6cm" svg:height="2.2cm" svg:x="14.7cm" svg:y="6.6cm">
            <text:p text:style-name="P8"><text:span text:style-name="T16">Sistem 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xml:id="id14" draw:id="id14" draw:layer="layout" svg:width="5.6cm" svg:height="2.2cm" svg:x="10.8cm" svg:y="10.2cm">
            <text:p text:style-name="P8"><text:span text:style-name="T16">Sistem 3</text:span></text:p>
            <draw:enhanced-geometry svg:viewBox="0 0 21600 21600" draw:type="rectangle" draw:enhanced-path="M 0 0 L 21600 0 21600 21600 0 21600 0 0 Z N"/>
          </draw:custom-shape>
          <draw:g xml:id="id13" draw:id="id13">
            <draw:custom-shape draw:style-name="gr16" draw:text-style-name="P21" draw:layer="layout" svg:width="1.2cm" svg:height="1.2cm" svg:x="21.2cm" svg:y="8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text-style-name="P22" draw:layer="layout" svg:width="0.938cm" svg:height="1.292cm" svg:x="21.362cm" svg:y="8.8cm">
              <draw:text-box>
                <text:p><text:span text:style-name="T19">+</text:span></text:p>
              </draw:text-box>
            </draw:frame>
          </draw:g>
          <draw:connector draw:style-name="gr6" draw:text-style-name="P23" draw:layer="layout" svg:x1="20.3cm" svg:y1="7.7cm" svg:x2="21.8cm" svg:y2="8.8cm" draw:start-shape="id12" draw:start-glue-point="1" draw:end-shape="id13" draw:end-glue-point="0" svg:d="M20300 7700h1500v1100" svg:viewBox="0 0 1501 1101">
            <text:p/>
          </draw:connector>
          <draw:connector draw:style-name="gr6" draw:text-style-name="P23" draw:layer="layout" svg:x1="16.4cm" svg:y1="11.3cm" svg:x2="21.8cm" svg:y2="10.1cm" draw:start-shape="id14" draw:start-glue-point="1" draw:end-shape="id13" draw:end-glue-point="2" svg:d="M16400 11300h5400v-1200" svg:viewBox="0 0 5401 1201">
            <text:p/>
          </draw:connector>
          <draw:connector draw:style-name="gr6" draw:text-style-name="P23" draw:layer="layout" draw:type="line" svg:x1="22.4cm" svg:y1="9.45cm" svg:x2="24.476cm" svg:y2="9.445cm" draw:start-shape="id13" draw:start-glue-point="1" svg:d="M22400 9450l2076-5" svg:viewBox="0 0 2077 6">
            <text:p/>
          </draw:connector>
          <draw:connector draw:style-name="gr6" draw:text-style-name="P23" xml:id="id15" draw:id="id15" draw:layer="layout" draw:type="line" svg:x1="3.4cm" svg:y1="9.45cm" svg:x2="5.84cm" svg:y2="9.452cm" svg:d="M3400 9450l2440 2" svg:viewBox="0 0 2441 3">
            <text:p/>
          </draw:connector>
          <draw:connector draw:style-name="gr6" draw:text-style-name="P23" draw:layer="layout" draw:line-skew="-1.13cm" svg:x1="5.84cm" svg:y1="9.452cm" svg:x2="7.6cm" svg:y2="7.7cm" draw:start-shape="id15" draw:start-glue-point="3" svg:d="M5840 9452v-1752h1760" svg:viewBox="0 0 1761 1753">
            <text:p/>
          </draw:connector>
          <draw:connector draw:style-name="gr6" draw:text-style-name="P23" draw:layer="layout" draw:line-skew="-2.48cm" svg:x1="5.84cm" svg:y1="9.452cm" svg:x2="10.8cm" svg:y2="11.3cm" draw:start-shape="id15" draw:start-glue-point="3" draw:end-shape="id14" draw:end-glue-point="3" svg:d="M5840 9452v1848h4960" svg:viewBox="0 0 4961 1849">
            <text:p/>
          </draw:connector>
          <draw:frame draw:style-name="gr4" draw:text-style-name="P19" draw:layer="layout" svg:width="3.258cm" svg:height="1.292cm" svg:x="0.3cm" svg:y="8.7cm">
            <draw:text-box>
              <text:p><text:span text:style-name="T17">masukan</text:span></text:p>
            </draw:text-box>
          </draw:frame>
          <draw:frame draw:style-name="gr4" draw:text-style-name="P20" draw:layer="layout" svg:width="3.156cm" svg:height="1.292cm" svg:x="24.5cm" svg:y="8.6cm">
            <draw:text-box>
              <text:p><text:span text:style-name="T18">keluaran</text:span></text:p>
            </draw:text-box>
          </draw:frame>
          <draw:custom-shape draw:style-name="gr15" draw:text-style-name="P18" xml:id="id16" draw:id="id16" draw:layer="layout" svg:width="5.6cm" svg:height="2.2cm" svg:x="7.6cm" svg:y="6.6cm">
            <text:p text:style-name="P8"><text:span text:style-name="T16">Sistem 1</text:span></text:p>
            <draw:enhanced-geometry svg:viewBox="0 0 21600 21600" draw:type="rectangle" draw:enhanced-path="M 0 0 L 21600 0 21600 21600 0 21600 0 0 Z N"/>
          </draw:custom-shape>
          <draw:connector draw:style-name="gr6" draw:text-style-name="P23" draw:layer="layout" draw:type="line" svg:x1="13.2cm" svg:y1="7.7cm" svg:x2="14.7cm" svg:y2="7.7cm" draw:start-shape="id16" draw:start-glue-point="1" draw:end-shape="id12" draw:end-glue-point="3" svg:d="M13200 7700h1500" svg:viewBox="0 0 1501 1">
            <text:p/>
          </draw:connector>
        </draw:g>
        <draw:custom-shape draw:style-name="gr15" draw:text-style-name="P18" xml:id="id17" draw:id="id17" draw:layer="layout" svg:width="5.6cm" svg:height="2.2cm" svg:x="11.444cm" svg:y="14.9cm">
          <text:p text:style-name="P8"><text:span text:style-name="T16">Sistem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18" draw:id="id18" draw:layer="layout" svg:width="5.6cm" svg:height="2.2cm" svg:x="11.444cm" svg:y="18.5cm">
          <text:p text:style-name="P8"><text:span text:style-name="T16">Sistem 2</text:span></text:p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3.258cm" svg:height="1.292cm" svg:x="2.4cm" svg:y="15.208cm">
          <draw:text-box>
            <text:p><text:span text:style-name="T17">masukan</text:span></text:p>
          </draw:text-box>
        </draw:frame>
        <draw:frame draw:style-name="gr4" draw:text-style-name="P20" draw:layer="layout" svg:width="3.156cm" svg:height="1.292cm" svg:x="22.2cm" svg:y="15.3cm">
          <draw:text-box>
            <text:p><text:span text:style-name="T18">keluaran</text:span></text:p>
          </draw:text-box>
        </draw:frame>
        <draw:connector draw:style-name="gr6" draw:text-style-name="P23" xml:id="id19" draw:id="id19" draw:layer="layout" draw:type="line" svg:x1="17.044cm" svg:y1="16cm" svg:x2="21.832cm" svg:y2="15.995cm" draw:start-shape="id17" draw:start-glue-point="1" svg:d="M17044 16000l4788-5" svg:viewBox="0 0 4789 6">
          <text:p/>
        </draw:connector>
        <draw:connector draw:style-name="gr17" draw:text-style-name="P23" draw:layer="layout" svg:x1="17.044cm" svg:y1="19.6cm" svg:x2="19.438cm" svg:y2="15.997cm" draw:start-shape="id18" draw:start-glue-point="1" draw:end-shape="id19" draw:end-glue-point="0" svg:d="M17044 19600h2394v-3603" svg:viewBox="0 0 2395 3604">
          <text:p/>
        </draw:connector>
        <draw:connector draw:style-name="gr6" draw:text-style-name="P23" draw:layer="layout" draw:type="line" svg:x1="8.635cm" svg:y1="15.994cm" svg:x2="11.444cm" svg:y2="16cm" draw:end-shape="id17" draw:end-glue-point="3" svg:d="M8635 15994l2809 6" svg:viewBox="0 0 2810 7">
          <text:p/>
        </draw:connector>
        <draw:custom-shape draw:style-name="gr16" draw:text-style-name="P21" draw:layer="layout" svg:width="1.2cm" svg:height="1.2cm" svg:x="7.4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3" draw:layer="layout" draw:line-skew="-1.472cm" svg:x1="8cm" svg:y1="16.6cm" svg:x2="11.444cm" svg:y2="19.6cm" draw:end-shape="id18" draw:end-glue-point="3" svg:d="M8000 16600v3000h3444" svg:viewBox="0 0 3445 3001">
          <text:p/>
        </draw:connector>
        <draw:connector draw:style-name="gr6" draw:text-style-name="P23" draw:layer="layout" draw:type="line" svg:x1="5.666cm" svg:y1="15.994cm" svg:x2="7.444cm" svg:y2="16.003cm" svg:d="M5666 15994l1778 9" svg:viewBox="0 0 1779 10">
          <text:p/>
        </draw:connector>
        <draw:frame draw:style-name="gr19" draw:text-style-name="P17" draw:layer="layout" svg:width="12.4cm" svg:height="1.696cm" svg:x="1.1cm" svg:y="12.861cm">
          <draw:text-box>
            <text:list text:style-name="L1">
              <text:list-item>
                <text:p><text:span text:style-name="T14">Interkoneksi umpan balik</text:span></text:p>
              </text:list-item>
            </text:list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39" draw:id="id39">
        <draw:frame presentation:style-name="pr3" draw:text-style-name="P14" draw:layer="layout" svg:width="20.4cm" svg:height="1.91cm" svg:x="1.128cm" svg:y="1.417cm">
          <draw:text-box>
            <text:p text:style-name="P1"><text:span text:style-name="T7">Interkoneksi Sistem</text:span></text:p>
          </draw:text-box>
        </draw:frame>
        <draw:frame draw:style-name="gr4" draw:text-style-name="P17" draw:layer="layout" svg:width="4.565cm" svg:height="1.695cm" svg:x="1.035cm" svg:y="4.205cm">
          <draw:text-box>
            <text:list text:style-name="L1">
              <text:list-header>
                <text:p><text:span text:style-name="T14">Contoh:</text:span></text:p>
              </text:list-header>
            </text:list>
          </draw:text-box>
        </draw:frame>
        <draw:g>
          <draw:polyline draw:style-name="gr10" draw:text-style-name="P8" xml:id="id22" draw:id="id22" draw:layer="layout" svg:width="1.815cm" svg:height="2.525cm" draw:transform="skewX (0.102450827092067) rotate (1.03271131840504) translate (5.51987922460644cm 7.10084787131935cm)" svg:viewBox="0 0 1816 2526" draw:points="48,0 686,0 0,842 1177,702 589,1684 1766,1544 1178,2526 1816,2526">
            <text:p/>
          </draw:polyline>
          <draw:custom-shape draw:style-name="gr11" draw:text-style-name="P8" xml:id="id20" draw:id="id20" draw:layer="layout" svg:width="1.307cm" svg:height="1.333cm" svg:x="2.603cm" svg:y="8.161cm">
            <text:p text:style-name="P8">+</text:p>
            <text:p text:style-name="P8">-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xml:id="id24" draw:id="id24" draw:layer="layout" svg:x1="10.285cm" svg:y1="8.701cm" svg:x2="11.593cm" svg:y2="8.701cm">
            <text:p/>
          </draw:line>
          <draw:line draw:style-name="gr10" draw:text-style-name="P8" xml:id="id21" draw:id="id21" draw:layer="layout" svg:x1="10.285cm" svg:y1="9.066cm" svg:x2="11.593cm" svg:y2="9.066cm">
            <text:p/>
          </draw:line>
          <draw:line draw:style-name="gr10" draw:text-style-name="P8" draw:layer="layout" svg:x1="5.544cm" svg:y1="7.059cm" svg:x2="3.256cm" svg:y2="7.059cm">
            <text:p/>
          </draw:line>
          <draw:line draw:style-name="gr10" draw:text-style-name="P8" draw:layer="layout" svg:x1="3.256cm" svg:y1="8.161cm" svg:x2="3.256cm" svg:y2="7.06cm">
            <text:p/>
          </draw:line>
          <draw:connector draw:style-name="gr12" draw:text-style-name="P8" draw:layer="layout" draw:line-skew="0.405cm" svg:x1="3.257cm" svg:y1="9.494cm" svg:x2="10.939cm" svg:y2="9.066cm" draw:start-shape="id20" draw:start-glue-point="8" draw:end-shape="id21" draw:end-glue-point="0" svg:d="M3257 9494v906h7682v-1334" svg:viewBox="0 0 7683 1335">
            <text:p/>
          </draw:connector>
          <draw:connector draw:style-name="gr13" draw:text-style-name="P8" xml:id="id23" draw:id="id23" draw:layer="layout" svg:x1="8.487cm" svg:y1="7.059cm" svg:x2="10.916cm" svg:y2="7.062cm" draw:start-shape="id22" draw:start-glue-point="1" svg:d="M8487 7059h1465v3h964" svg:viewBox="0 0 2430 4">
            <text:p/>
          </draw:connector>
          <draw:connector draw:style-name="gr10" draw:text-style-name="P8" draw:layer="layout" draw:type="line" svg:x1="10.916cm" svg:y1="7.062cm" svg:x2="10.939cm" svg:y2="8.701cm" draw:start-shape="id23" draw:start-glue-point="3" draw:end-shape="id24" draw:end-glue-point="0" svg:d="M10916 7062l23 1639" svg:viewBox="0 0 24 1640">
            <text:p/>
          </draw:connector>
          <draw:custom-shape draw:style-name="gr14" draw:text-style-name="P8" draw:layer="layout" svg:width="2.451cm" svg:height="2.189cm" svg:x="5.747cm" svg:y="7.809cm">
            <text:p/>
            <draw:enhanced-geometry svg:viewBox="0 0 21600 21600" draw:text-areas="0 0 21600 21600" draw:type="circular-arrow" draw:modifiers="180 13.0959226300013 10064.03938159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svg:title>TexMaths</svg:title>
            <svg:desc>28§display§R§svg§600§FALSE</svg:desc>
            <draw:polygon draw:style-name="gr7" draw:layer="layout" svg:width="0.619cm" svg:height="0.614cm" svg:x="6.689cm" svg:y="5.6cm" svg:viewBox="0 0 620 615" draw:points="309,615 0,615 0,0 620,0 620,615">
              <text:p/>
            </draw:polygon>
            <draw:path draw:style-name="gr8" draw:layer="layout" svg:width="0.576cm" svg:height="0.635cm" svg:x="6.721cm" svg:y="5.6cm" svg:viewBox="0 0 577 636" svg:d="M270 61c5-20 7-30 23-33 7 0 32 0 48 0 57 0 147 0 147 89 0 31-12 92-44 128-21 23-64 51-137 51h-90zM387 309c80-20 176-82 176-174 0-76-71-135-178-135h-229c-16 0-23 0-23 18 0 10 7 10 20 10 3 0 19 0 32 3 14 0 21 2 21 12 0 6 0 8-2 18l-108 483c-9 36-11 43-73 43-16 0-23 0-23 18 0 10 9 10 11 10 23 0 81-2 101-2 23 0 80 2 103 2 7 0 16 0 16-18 0-10-7-10-23-10-29 0-52 0-52-15 0-5 2-10 4-15l53-240h96c73 0 87 51 87 81 0 16-7 44-11 64-5 26-12 59-12 77 0 97 96 97 108 97 68 0 96-92 96-105 0-10-9-10-9-10-7 0-9 5-12 13-20 66-55 81-73 81-28 0-32-20-32-56 0-25 4-71 7-102 2-13 4-28 4-41 0-69-55-97-75-107z">
              <text:p/>
            </draw:path>
          </draw:g>
          <draw:g>
            <svg:title>TexMaths</svg:title>
            <svg:desc>28§display§V_s§svg§600§FALSE</svg:desc>
            <draw:polygon draw:style-name="gr7" draw:layer="layout" svg:width="0.775cm" svg:height="0.75cm" svg:x="1.5cm" svg:y="8.701cm" svg:viewBox="0 0 776 751" draw:points="387,751 0,751 0,0 776,0 776,751">
              <text:p/>
            </draw:polygon>
            <draw:path draw:style-name="gr8" draw:layer="layout" svg:width="0.576cm" svg:height="0.635cm" svg:x="1.546cm" svg:y="8.701cm" svg:viewBox="0 0 577 636" svg:d="M462 102c39-69 73-71 103-74 9 0 12-15 12-18 0-7-5-10-12-10-20 0-43 3-66 3-28 0-55-3-80-3-5 0-16 0-16 18 0 10 9 10 13 10 23 3 37 10 37 31 0 13-11 33-11 33l-248 439-54-475c0-15 18-28 54-28 12 0 21 0 21-18 0-7-7-10-11-10-32 0-67 3-101 3-14 0-30 0-44 0-16 0-29-3-43-3-7 0-16 0-16 18 0 10 7 10 21 10 45 0 45 8 48 31l64 557c2 18 4 20 16 20 13 0 16-5 23-18z">
              <text:p/>
            </draw:path>
            <draw:path draw:style-name="gr8" draw:layer="layout" svg:width="0.225cm" svg:height="0.285cm" svg:x="2.008cm" svg:y="9.171cm" svg:viewBox="0 0 226 286" svg:d="M204 41c-14 5-23 18-23 31 0 15 11 20 18 20s27-5 27-36c0-43-41-56-75-56-89 0-105 74-105 92 0 23 13 38 20 46 16 13 26 15 64 23 12 2 48 10 48 43 0 11-4 34-29 51-23 13-51 13-57 13-23 0-55-5-69-25 20-3 32-21 32-39 0-15-9-23-23-23-16 0-32 16-32 44 0 38 37 61 92 61 105 0 123-79 123-105 0-58-57-69-78-74-4-2-20-5-23-5-20-5-32-18-32-30 0-16 12-34 23-41 16-13 37-13 46-13 11 0 41 2 53 23z">
              <text:p/>
            </draw:path>
          </draw:g>
          <draw:g>
            <svg:title>TexMaths</svg:title>
            <svg:desc>28§display§V_c§svg§600§FALSE</svg:desc>
            <draw:polygon draw:style-name="gr7" draw:layer="layout" svg:width="0.759cm" svg:height="0.75cm" svg:x="12.14cm" svg:y="8.492cm" svg:viewBox="0 0 760 751" draw:points="380,751 0,751 0,0 760,0 760,751">
              <text:p/>
            </draw:polygon>
            <draw:path draw:style-name="gr8" draw:layer="layout" svg:width="0.576cm" svg:height="0.635cm" svg:x="12.186cm" svg:y="8.492cm" svg:viewBox="0 0 577 636" svg:d="M462 102c39-69 74-71 103-74 10 0 12-15 12-18 0-7-5-10-12-10-20 0-43 3-66 3-27 0-55-3-80-3-5 0-16 0-16 18 0 10 9 10 14 10 23 3 36 10 36 31 0 13-11 33-11 33l-247 439-55-475c0-15 18-28 55-28 11 0 20 0 20-18 0-7-7-10-11-10-32 0-67 3-101 3-14 0-30 0-43 0-17 0-30-3-44-3-7 0-16 0-16 18 0 10 7 10 21 10 45 0 45 8 48 31l64 557c2 18 4 20 16 20 14 0 16-5 23-18z">
              <text:p/>
            </draw:path>
            <draw:path draw:style-name="gr8" draw:layer="layout" svg:width="0.246cm" svg:height="0.285cm" svg:x="12.644cm" svg:y="8.962cm" svg:viewBox="0 0 247 286" svg:d="M213 36c-21 5-28 23-28 36 0 17 12 23 21 23 14 0 34-8 34-39 0-43-45-56-75-56-85 0-165 87-165 176 0 54 34 110 105 110 96 0 142-64 142-71 0-6-7-11-11-11-2 0-5 0-9 5-44 59-110 59-122 59-39 0-57-30-57-71 0-18 7-87 37-131 20-30 50-48 80-48 7 0 34 0 48 18z">
              <text:p/>
            </draw:path>
          </draw:g>
          <draw:g>
            <svg:title>TexMaths</svg:title>
            <svg:desc>28§display§C§svg§600§FALSE</svg:desc>
            <draw:polygon draw:style-name="gr7" draw:layer="layout" svg:width="0.633cm" svg:height="0.615cm" svg:x="9.467cm" svg:y="8.539cm" svg:viewBox="0 0 634 616" draw:points="318,616 0,616 0,0 634,0 634,616">
              <text:p/>
            </draw:polygon>
            <draw:path draw:style-name="gr8" draw:layer="layout" svg:width="0.574cm" svg:height="0.656cm" svg:x="9.509cm" svg:y="8.519cm" svg:viewBox="0 0 575 657" svg:d="M575 10c0-5-3-10-9-10-3 0-5 0-14 10l-55 69c-9-13-46-79-135-79-181 0-362 199-362 409 0 148 96 248 220 248 68 0 130-39 174-79 75-75 89-156 89-159 0-8-9-8-11-8-5 0-7 0-10 8-6 26-25 90-82 143-55 51-105 67-149 67-71 0-158-49-158-189 0-52 19-197 99-302 48-64 126-110 197-110 82 0 130 69 130 174 0 36-2 38-2 46 0 10 9 10 11 10 12 0 12-2 14-18z">
              <text:p/>
            </draw:path>
          </draw:g>
          <draw:g>
            <svg:title>TexMaths</svg:title>
            <svg:desc>28§display§i§svg§600§FALSE</svg:desc>
            <draw:polygon draw:style-name="gr7" draw:layer="layout" svg:width="0.279cm" svg:height="0.594cm" svg:x="6.871cm" svg:y="8.376cm" svg:viewBox="0 0 280 595" draw:points="140,595 0,595 0,0 280,0 280,595">
              <text:p/>
            </draw:polygon>
            <draw:path draw:style-name="gr8" draw:layer="layout" svg:width="0.214cm" svg:height="0.605cm" svg:x="6.894cm" svg:y="8.373cm" svg:viewBox="0 0 215 606" svg:d="M208 33c0-18-11-33-32-33-20 0-43 23-43 49 0 15 11 30 32 30 18 0 43-20 43-46zM147 371c9-26 9-29 16-52 7-17 11-30 11-48 0-41-25-74-66-74-78 0-108 130-108 140 0 8 9 8 9 8 9 0 9-3 14-15 23-85 55-113 82-113 7 0 21 0 21 28 0 21-7 39-9 49-7 23-44 128-57 166-7 23-19 54-19 72 0 43 28 74 67 74 78 0 107-131 107-138 0-11-7-11-9-11-9 0-9 3-14 18-13 57-41 110-82 110-14 0-21-7-21-28 0-23 7-36 26-92z">
              <text:p/>
            </draw:path>
          </draw:g>
          <draw:g>
            <svg:title>TexMaths</svg:title>
            <svg:desc>28§display§+§svg§600§FALSE</svg:desc>
            <draw:polygon draw:style-name="gr7" draw:layer="layout" svg:width="0.626cm" svg:height="0.599cm" svg:x="11.129cm" svg:y="7.789cm" svg:viewBox="0 0 627 600" draw:points="313,600 0,600 0,0 627,0 627,600">
              <text:p/>
            </draw:polygon>
            <draw:path draw:style-name="gr8" draw:layer="layout" svg:width="0.537cm" svg:height="0.599cm" svg:x="11.175cm" svg:y="7.789cm" svg:viewBox="0 0 538 600" svg:d="M286 319h224c12 0 28 0 28-18 0-20-16-20-28-20h-224v-250c0-13 0-31-16-31-18 0-18 18-18 31v250h-225c-11 0-27 0-27 20 0 18 16 18 27 18h225v251c0 12 0 30 18 30 16 0 16-18 16-30z">
              <text:p/>
            </draw:path>
          </draw:g>
          <draw:g>
            <svg:title>TexMaths</svg:title>
            <svg:desc>28§display§-§svg§600§FALSE</svg:desc>
            <draw:polygon draw:style-name="gr7" draw:layer="layout" svg:width="0.626cm" svg:height="0.599cm" svg:x="11.129cm" svg:y="9.196cm" svg:viewBox="0 0 627 600" draw:points="313,600 0,600 0,0 627,0 627,600">
              <text:p/>
            </draw:polygon>
            <draw:path draw:style-name="gr8" draw:layer="layout" svg:width="0.493cm" svg:height="0.037cm" svg:x="11.195cm" svg:y="9.476cm" svg:viewBox="0 0 494 38" svg:d="M464 38c14 0 30 0 30-18 0-20-16-20-30-20h-437c-13 0-27 0-27 20 0 18 14 18 27 18z">
              <text:p/>
            </draw:path>
          </draw:g>
        </draw:g>
        <draw:frame draw:style-name="gr4" draw:text-style-name="P11" draw:layer="layout" svg:width="4.922cm" svg:height="1.292cm" svg:x="11.478cm" svg:y="13.108cm">
          <draw:text-box>
            <text:p><text:span text:style-name="T10">Diagram Blok</text:span></text:p>
          </draw:text-box>
        </draw:frame>
        <draw:frame draw:style-name="gr20" draw:text-style-name="P24" draw:layer="layout" svg:width="8.8cm" svg:height="1.387cm" svg:x="16.4cm" svg:y="5.6cm">
          <draw:text-box>
            <text:p><text:span text:style-name="T10">Representasi Matematis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i(t) &amp;=  \frac {v_s (t) - v_c (t)}{R}\\
§svg§600§FALSE</svg:desc>
          <draw:polygon draw:style-name="gr7" draw:layer="layout" svg:width="8.111cm" svg:height="2.08cm" svg:x="16.488cm" svg:y="7.497cm" svg:viewBox="0 0 8112 2081" draw:points="4057,2081 0,2081 0,0 8112,0 8112,2081">
            <text:p/>
          </draw:polygon>
          <draw:path draw:style-name="gr8" draw:layer="layout" svg:width="0.262cm" svg:height="0.663cm" svg:x="16.516cm" svg:y="8.2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6.925cm" svg:y="8.16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7.233cm" svg:y="8.28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7.622cm" svg:y="8.16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8.277cm" svg:y="8.53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33cm" svg:height="0.447cm" svg:x="19.406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76cm" svg:height="0.313cm" svg:x="19.904cm" svg:y="8.079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layer="layout" svg:width="0.231cm" svg:height="0.985cm" svg:x="20.3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0.6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1.069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04cm" svg:height="0.041cm" svg:x="21.696cm" svg:y="7.97cm" svg:viewBox="0 0 605 42" svg:d="M568 42c17 0 37 0 37-20 0-22-20-22-37-22h-534c-17 0-34 0-34 22 0 20 17 20 34 20z">
            <text:p/>
          </draw:path>
          <draw:path draw:style-name="gr8" draw:layer="layout" svg:width="0.433cm" svg:height="0.447cm" svg:x="22.629cm" svg:y="7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23.119cm" svg:y="8.079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layer="layout" svg:width="0.231cm" svg:height="0.985cm" svg:x="23.575cm" svg:y="7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3.883cm" svg:y="7.6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4.272cm" svg:y="7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layer="layout" svg:width="5.221cm" svg:height="0.041cm" svg:x="19.378cm" svg:y="8.634cm" svg:viewBox="0 0 5222 42" draw:points="2613,42 0,42 0,0 5222,0 5222,42">
            <text:p/>
          </draw:polygon>
          <draw:path draw:style-name="gr8" draw:layer="layout" svg:width="0.705cm" svg:height="0.696cm" svg:x="21.651cm" svg:y="8.903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</draw:g>
        <draw:g>
          <svg:title>TexMaths</svg:title>
          <svg:desc>28§display§i(t) &amp;= C \frac {dv_c(t)}{dt} \rightarrow v_c(t) = \frac{1}{C} \int i(t) dt§svg§600§FALSE</svg:desc>
          <draw:polygon draw:style-name="gr7" draw:layer="layout" svg:width="15.785cm" svg:height="2.253cm" svg:x="11.559cm" svg:y="10.346cm" svg:viewBox="0 0 15786 2254" draw:points="7893,2254 0,2254 0,0 15786,0 15786,2254">
            <text:p/>
          </draw:polygon>
          <draw:path draw:style-name="gr8" draw:layer="layout" svg:width="0.262cm" svg:height="0.663cm" svg:x="11.587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1.99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2.30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2.693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3.348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702cm" svg:height="0.719cm" svg:x="14.381cm" svg:y="11.057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469cm" svg:height="0.696cm" svg:x="15.263cm" svg:y="10.40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433cm" svg:height="0.447cm" svg:x="15.764cm" svg:y="10.648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16.254cm" svg:y="10.928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layer="layout" svg:width="0.231cm" svg:height="0.985cm" svg:x="16.711cm" svg:y="10.3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7.019cm" svg:y="10.46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7.408cm" svg:y="10.3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8" draw:layer="layout" svg:width="2.513cm" svg:height="0.041cm" svg:x="15.221cm" svg:y="11.483cm" svg:viewBox="0 0 2514 42" draw:points="1257,42 0,42 0,0 2514,0 2514,42">
            <text:p/>
          </draw:polygon>
          <draw:path draw:style-name="gr8" draw:layer="layout" svg:width="0.469cm" svg:height="0.696cm" svg:x="16.084cm" svg:y="11.743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16.579cm" svg:y="11.80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875cm" svg:height="0.514cm" svg:x="18.178cm" svg:y="11.24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33cm" svg:height="0.447cm" svg:x="19.41cm" svg:y="11.315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301cm" svg:height="0.313cm" svg:x="19.903cm" svg:y="11.595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8" draw:layer="layout" svg:width="0.231cm" svg:height="0.985cm" svg:x="20.356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0.664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1.054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21.709cm" svg:y="11.38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23.039cm" svg:y="10.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75cm" svg:height="0.041cm" svg:x="22.812cm" svg:y="11.483cm" svg:viewBox="0 0 776 42" draw:points="389,42 0,42 0,0 776,0 776,42">
            <text:p/>
          </draw:polygon>
          <draw:path draw:style-name="gr8" draw:layer="layout" svg:width="0.702cm" svg:height="0.719cm" svg:x="22.86cm" svg:y="11.73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875cm" svg:height="2.189cm" svg:x="23.921cm" svg:y="10.41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layer="layout" svg:width="0.262cm" svg:height="0.663cm" svg:x="25.043cm" svg:y="11.0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25.452cm" svg:y="11.0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5.76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6.149cm" svg:y="11.0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9cm" svg:height="0.696cm" svg:x="26.513cm" svg:y="11.06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27.009cm" svg:y="11.1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draw:custom-shape draw:style-name="gr21" draw:text-style-name="P18" xml:id="id31" draw:id="id31" draw:layer="layout" svg:width="5.4cm" svg:height="2.8cm" svg:x="14.6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27" draw:id="id27">
            <svg:title>TexMaths</svg:title>
            <svg:desc>28§display§v_c(t)§svg§600§FALSE</svg:desc>
            <draw:polygon draw:style-name="gr7" draw:layer="layout" svg:width="2.001cm" svg:height="0.985cm" svg:x="22.398cm" svg:y="15.7cm" svg:viewBox="0 0 2002 986" draw:points="1000,986 0,986 0,0 2002,0 2002,986">
              <text:p/>
            </draw:polygon>
            <draw:path draw:style-name="gr8" draw:layer="layout" svg:width="0.433cm" svg:height="0.447cm" svg:x="22.426cm" svg:y="16.0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layer="layout" svg:width="0.301cm" svg:height="0.313cm" svg:x="22.919cm" svg:y="16.2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layer="layout" svg:width="0.231cm" svg:height="0.985cm" svg:x="23.372cm" svg:y="15.7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23.68cm" svg:y="15.8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24.07cm" svg:y="15.7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21" draw:text-style-name="P18" xml:id="id30" draw:id="id30" draw:layer="layout" svg:width="2.6cm" svg:height="2.8cm" svg:x="9.8cm" svg:y="14.8cm">
            <text:p/>
            <draw:enhanced-geometry svg:viewBox="0 0 21600 21600" draw:type="rectangle" draw:enhanced-path="M 0 0 L 21600 0 21600 21600 0 21600 0 0 Z N"/>
          </draw:custom-shape>
          <draw:g xml:id="id25" draw:id="id25">
            <svg:title>TexMaths</svg:title>
            <svg:desc>28§display§v_s (t)§svg§600§FALSE</svg:desc>
            <draw:polygon draw:style-name="gr7" draw:layer="layout" svg:width="2.021cm" svg:height="0.985cm" svg:x="3.699cm" svg:y="15.714cm" svg:viewBox="0 0 2022 986" draw:points="1011,986 0,986 0,0 2022,0 2022,986">
              <text:p/>
            </draw:polygon>
            <draw:path draw:style-name="gr8" draw:layer="layout" svg:width="0.433cm" svg:height="0.447cm" svg:x="3.727cm" svg:y="16.01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layer="layout" svg:width="0.276cm" svg:height="0.313cm" svg:x="4.226cm" svg:y="16.297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8 0 42 45 67 112 67 129 0 151-87 151-115 0-65-70-76-95-81-6-3-25-6-28-6-25-6-39-20-39-34 0-16 14-36 28-44 19-14 45-14 56-14 14 0 50 2 64 25z">
              <text:p/>
            </draw:path>
            <draw:path draw:style-name="gr8" draw:layer="layout" svg:width="0.231cm" svg:height="0.985cm" svg:x="4.693cm" svg:y="15.7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5.001cm" svg:y="15.8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5.391cm" svg:y="15.7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custom-shape draw:style-name="gr16" draw:text-style-name="P4" xml:id="id26" draw:id="id26" draw:layer="layout" svg:width="1cm" svg:height="1cm" svg:x="7.6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4" draw:layer="layout" draw:type="line" svg:x1="5.721cm" svg:y1="16.207cm" svg:x2="7.6cm" svg:y2="16.2cm" draw:start-shape="id25" draw:start-glue-point="1" draw:end-shape="id26" draw:end-glue-point="6" svg:d="M5721 16207l1879-7" svg:viewBox="0 0 1880 8">
            <text:p/>
          </draw:connector>
          <draw:connector draw:style-name="gr6" draw:text-style-name="P4" xml:id="id28" draw:id="id28" draw:layer="layout" draw:type="line" svg:x1="20cm" svg:y1="16.2cm" svg:x2="22.398cm" svg:y2="16.193cm" draw:end-shape="id27" draw:end-glue-point="3" svg:d="M20000 16200l2398-7" svg:viewBox="0 0 2399 8">
            <text:p/>
          </draw:connector>
          <draw:connector draw:style-name="gr10" draw:text-style-name="P4" xml:id="id29" draw:id="id29" draw:layer="layout" draw:type="line" svg:x1="21.199cm" svg:y1="16.196cm" svg:x2="21.205cm" svg:y2="18.667cm" draw:start-shape="id28" draw:start-glue-point="0" svg:d="M21199 16196l6 2471" svg:viewBox="0 0 7 2472">
            <text:p/>
          </draw:connector>
          <draw:connector draw:style-name="gr6" draw:text-style-name="P4" draw:layer="layout" svg:x1="21.205cm" svg:y1="18.667cm" svg:x2="8.1cm" svg:y2="16.7cm" draw:start-shape="id29" draw:start-glue-point="3" draw:end-shape="id26" draw:end-glue-point="8" svg:d="M21205 18667v501h-13105v-2468" svg:viewBox="0 0 13106 2469">
            <text:p/>
          </draw:connector>
          <draw:frame draw:style-name="gr4" draw:text-style-name="P25" draw:layer="layout" svg:width="1.141cm" svg:height="1.767cm" svg:x="6.459cm" svg:y="14.733cm">
            <draw:text-box>
              <text:p><text:span text:style-name="T20">+</text:span></text:p>
            </draw:text-box>
          </draw:frame>
          <draw:frame draw:style-name="gr4" draw:text-style-name="P25" draw:layer="layout" svg:width="0.879cm" svg:height="1.767cm" svg:x="7.121cm" svg:y="16.1cm">
            <draw:text-box>
              <text:p><text:span text:style-name="T20">-</text:span></text:p>
            </draw:text-box>
          </draw:frame>
          <draw:g>
            <svg:title>TexMaths</svg:title>
            <svg:desc>28§display§v_c(t)§svg§600§FALSE</svg:desc>
            <draw:polygon draw:style-name="gr7" draw:layer="layout" svg:width="2.001cm" svg:height="0.985cm" svg:x="12.4cm" svg:y="19.3cm" svg:viewBox="0 0 2002 986" draw:points="1000,986 0,986 0,0 2002,0 2002,986">
              <text:p/>
            </draw:polygon>
            <draw:path draw:style-name="gr8" draw:layer="layout" svg:width="0.433cm" svg:height="0.447cm" svg:x="12.428cm" svg:y="19.603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  <text:p/>
            </draw:path>
            <draw:path draw:style-name="gr8" draw:layer="layout" svg:width="0.301cm" svg:height="0.313cm" svg:x="12.921cm" svg:y="19.883cm" svg:viewBox="0 0 302 314" svg:d="M260 39c-25 6-33 25-33 39 0 20 14 26 25 26 17 0 42-9 42-42 0-48-56-62-92-62-104 0-202 95-202 193 0 59 42 121 129 121 117 0 173-70 173-79 0-5-8-11-14-11-2 0-5 0-11 6-53 64-134 64-148 64-48 0-70-33-70-78 0-20 8-96 45-143 25-34 61-53 98-53 8 0 42 0 58 19z">
              <text:p/>
            </draw:path>
            <draw:path draw:style-name="gr8" draw:layer="layout" svg:width="0.231cm" svg:height="0.985cm" svg:x="13.374cm" svg:y="19.3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13.682cm" svg:y="19.4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14.072cm" svg:y="19.3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R}§svg§600§FALSE</svg:desc>
            <draw:polygon draw:style-name="gr7" draw:layer="layout" svg:width="0.758cm" svg:height="1.976cm" svg:x="10.7cm" svg:y="15.144cm" svg:viewBox="0 0 759 1977" draw:points="378,1977 0,1977 0,0 759,0 759,1977">
              <text:p/>
            </draw:polygon>
            <draw:path draw:style-name="gr8" draw:layer="layout" svg:width="0.327cm" svg:height="0.657cm" svg:x="10.918cm" svg:y="15.122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layer="layout" svg:width="0.758cm" svg:height="0.041cm" svg:x="10.7cm" svg:y="16.178cm" svg:viewBox="0 0 759 42" draw:points="378,42 0,42 0,0 759,0 759,42">
              <text:p/>
            </draw:polygon>
            <draw:path draw:style-name="gr8" draw:layer="layout" svg:width="0.705cm" svg:height="0.696cm" svg:x="10.739cm" svg:y="16.447cm" svg:viewBox="0 0 706 697" svg:d="M330 67c6-22 9-33 28-36 9 0 40 0 59 0 70 0 180 0 180 98 0 33-14 101-54 140-25 25-78 56-168 56h-109zM473 339c98-23 216-90 216-191 0-84-87-148-218-148h-281c-19 0-28 0-28 20 0 11 9 11 26 11 2 0 22 0 39 3 17 0 25 2 25 14 0 5 0 8-3 19l-131 530c-12 39-14 47-90 47-20 0-28 0-28 20 0 11 11 11 14 11 28 0 98-3 123-3 28 0 98 3 126 3 9 0 20 0 20-20 0-11-9-11-28-11-37 0-65 0-65-17 0-5 3-11 6-16l64-264h118c90 0 107 56 107 90 0 17-9 47-14 70-6 28-14 64-14 84 0 106 117 106 131 106 84 0 118-100 118-114 0-12-11-12-11-12-9 0-12 6-14 14-26 73-68 90-90 90-34 0-39-22-39-62 0-28 5-78 8-112 3-14 6-31 6-45 0-75-67-106-93-117z">
              <text:p/>
            </draw:path>
          </draw:g>
          <draw:connector draw:style-name="gr6" draw:text-style-name="P4" draw:layer="layout" draw:type="line" svg:x1="8.6cm" svg:y1="16.2cm" svg:x2="9.8cm" svg:y2="16.2cm" draw:start-shape="id26" draw:start-glue-point="10" draw:end-shape="id30" draw:end-glue-point="3" svg:d="M8600 16200h1200" svg:viewBox="0 0 1201 1">
            <text:p/>
          </draw:connector>
          <draw:connector draw:style-name="gr6" draw:text-style-name="P4" draw:layer="layout" draw:type="line" svg:x1="12.4cm" svg:y1="16.2cm" svg:x2="14.6cm" svg:y2="16.2cm" draw:start-shape="id30" draw:start-glue-point="1" draw:end-shape="id31" draw:end-glue-point="3" svg:d="M12400 16200h2200" svg:viewBox="0 0 2201 1">
            <text:p/>
          </draw:connector>
          <draw:g>
            <svg:title>TexMaths</svg:title>
            <svg:desc>28§display§i(t)§svg§600§FALSE</svg:desc>
            <draw:polygon draw:style-name="gr7" draw:layer="layout" svg:width="1.461cm" svg:height="0.985cm" svg:x="12.8cm" svg:y="14.9cm" svg:viewBox="0 0 1462 986" draw:points="731,986 0,986 0,0 1462,0 1462,986">
              <text:p/>
            </draw:polygon>
            <draw:path draw:style-name="gr8" draw:layer="layout" svg:width="0.262cm" svg:height="0.663cm" svg:x="12.828cm" svg:y="14.987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  <text:p/>
            </draw:path>
            <draw:path draw:style-name="gr8" draw:layer="layout" svg:width="0.231cm" svg:height="0.985cm" svg:x="13.237cm" svg:y="14.9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13.545cm" svg:y="15.0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13.934cm" svg:y="14.9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\frac{1}{C} \int i(t)\; dt§svg§600§FALSE</svg:desc>
            <draw:polygon draw:style-name="gr7" draw:layer="layout" svg:width="4.807cm" svg:height="2.189cm" svg:x="14.9cm" svg:y="15.11cm" svg:viewBox="0 0 4808 2190" draw:points="2403,2190 0,2190 0,0 4808,0 4808,2190">
              <text:p/>
            </draw:polygon>
            <draw:path draw:style-name="gr8" draw:layer="layout" svg:width="0.327cm" svg:height="0.657cm" svg:x="15.13cm" svg:y="15.13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8" draw:layer="layout" svg:width="0.775cm" svg:height="0.041cm" svg:x="14.9cm" svg:y="16.183cm" svg:viewBox="0 0 776 42" draw:points="389,42 0,42 0,0 776,0 776,42">
              <text:p/>
            </draw:polygon>
            <draw:path draw:style-name="gr8" draw:layer="layout" svg:width="0.702cm" svg:height="0.719cm" svg:x="14.95cm" svg:y="16.43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39-2 42-2 51 0 11 11 11 14 11 14 0 14-3 16-20z">
              <text:p/>
            </draw:path>
            <draw:path draw:style-name="gr8" draw:layer="layout" svg:width="0.875cm" svg:height="2.189cm" svg:x="16.012cm" svg:y="15.11cm" svg:viewBox="0 0 876 2190" svg:d="M48 2145c30-3 47-22 47-47 0-34-25-48-47-48-23 0-48 14-48 48 0 50 50 92 109 92 151 0 207-230 277-515 76-314 140-628 194-944 36-210 72-406 106-535 11-48 45-174 84-174 31 0 56 17 59 23-31 3-48 22-48 47 0 34 23 48 45 48 25 0 50-14 50-48 0-53-53-92-109-92-73 0-129 106-185 308-2 11-137 507-243 1151-28 151-56 314-87 451-20 73-64 258-146 258-33 0-58-23-58-23z">
              <text:p/>
            </draw:path>
            <draw:path draw:style-name="gr8" draw:layer="layout" svg:width="0.262cm" svg:height="0.663cm" svg:x="17.132cm" svg:y="15.79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  <text:p/>
            </draw:path>
            <draw:path draw:style-name="gr8" draw:layer="layout" svg:width="0.231cm" svg:height="0.985cm" svg:x="17.541cm" svg:y="15.712cm" svg:viewBox="0 0 232 986" svg:d="M232 977c0-2 0-5-19-22-123-123-154-311-154-462 0-171 36-342 159-465 14-14 14-14 14-17 0-8-5-11-11-11-11 0-101 67-159 193-51 109-62 219-62 300 0 78 11 196 64 308 62 123 146 185 157 185 6 0 11-3 11-9z">
              <text:p/>
            </draw:path>
            <draw:path draw:style-name="gr8" draw:layer="layout" svg:width="0.304cm" svg:height="0.629cm" svg:x="17.849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  <draw:path draw:style-name="gr8" draw:layer="layout" svg:width="0.231cm" svg:height="0.985cm" svg:x="18.238cm" svg:y="15.712cm" svg:viewBox="0 0 232 986" svg:d="M232 493c0-76-11-196-67-308-59-121-145-185-154-185-8 0-11 3-11 11 0 3 0 3 20 23 98 98 154 254 154 459 0 171-37 344-160 468-14 11-14 14-14 16 0 6 3 9 11 9 9 0 98-67 157-191 50-109 64-218 64-302z">
              <text:p/>
            </draw:path>
            <draw:path draw:style-name="gr8" draw:layer="layout" svg:width="0.469cm" svg:height="0.696cm" svg:x="18.876cm" svg:y="15.76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7zM266 569c-6 16-6 19-20 36-44 53-84 70-112 70-50 0-64-53-64-92 0-51 31-171 56-216 31-59 73-95 115-95 64 0 75 81 75 86 0 6 0 12-2 17z">
              <text:p/>
            </draw:path>
            <draw:path draw:style-name="gr8" draw:layer="layout" svg:width="0.304cm" svg:height="0.629cm" svg:x="19.372cm" svg:y="15.83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1-30-45 0-25 0-31 5-48z">
              <text:p/>
            </draw:path>
          </draw:g>
          <draw:g>
            <svg:title>TexMaths</svg:title>
            <svg:desc>24§display§+§svg§600§FALSE</svg:desc>
            <draw:polygon draw:style-name="gr7" draw:layer="layout" svg:width="0.657cm" svg:height="0.563cm" svg:x="7.8cm" svg:y="15.936cm" svg:viewBox="0 0 658 564" draw:points="329,564 0,564 0,0 658,0 658,564">
              <text:p/>
            </draw:polygon>
            <draw:path draw:style-name="gr8" draw:layer="layout" svg:width="0.563cm" svg:height="0.563cm" svg:x="7.848cm" svg:y="15.936cm" svg:viewBox="0 0 564 564" svg:d="M300 300h236c12 0 28 0 28-17 0-19-16-19-28-19h-236v-235c0-12 0-29-17-29-19 0-19 17-19 29v235h-235c-12 0-29 0-29 19 0 17 17 17 29 17h235v235c0 12 0 29 19 29 17 0 17-17 17-29z">
              <text:p/>
            </draw:path>
          </draw:g>
        </draw:g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40" draw:id="id40"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4" draw:text-style-name="P26" draw:layer="layout" svg:width="15.623cm" svg:height="1.695cm" svg:x="1cm" svg:y="4.844cm">
          <draw:text-box>
            <text:p><text:span text:style-name="T21">1. Sistem dengan dan tanpa memori</text:span></text:p>
          </draw:text-box>
        </draw:frame>
        <draw:frame draw:style-name="gr4" draw:text-style-name="P27" draw:layer="layout" svg:width="7.555cm" svg:height="1.386cm" svg:x="1cm" svg:y="7cm">
          <draw:text-box>
            <text:p><text:span text:style-name="T22">Sistem tanpa memori</text:span></text:p>
          </draw:text-box>
        </draw:frame>
        <draw:frame draw:style-name="gr22" draw:text-style-name="P28" draw:layer="layout" svg:width="24cm" svg:height="3.896cm" svg:x="2cm" svg:y="8.6cm">
          <draw:text-box>
            <text:p><text:span text:style-name="T9">Keluaran pada waktu/saat ini hanya bergantung pada masukan pada waktu/saat ini saja</text:span></text:p>
            <text:p><text:span text:style-name="T9"/></text:p>
            <text:p><text:span text:style-name="T23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}
y[n] &amp;= (2x[n] - x^2[n])^2\\
v(t) &amp;= R i(t)\\
y(t) &amp;= x (t)\\
y[n] &amp;= x [n]
\end{align}§svg§600§FALSE</svg:desc>
          <draw:polygon draw:style-name="gr7" draw:layer="layout" svg:width="21.833cm" svg:height="5.526cm" svg:x="5.5cm" svg:y="11.614cm" svg:viewBox="0 0 21834 5527" draw:points="10917,5527 0,5527 0,0 21834,0 21834,5527">
            <text:p/>
          </draw:polygon>
          <draw:path draw:style-name="gr8" draw:layer="layout" svg:width="0.455cm" svg:height="0.637cm" svg:x="5.528cm" svg:y="12.02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133cm" svg:y="11.726cm" svg:viewBox="0 0 137 986" draw:points="137,986 137,946 39,946 39,39 137,39 137,0 0,0 0,986">
            <text:p/>
          </draw:polygon>
          <draw:path draw:style-name="gr8" draw:layer="layout" svg:width="0.534cm" svg:height="0.447cm" svg:x="6.32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6.903cm" svg:y="11.726cm" svg:viewBox="0 0 137 986" draw:points="137,0 0,0 0,39 98,39 98,946 0,946 0,986 137,986">
            <text:p/>
          </draw:polygon>
          <draw:path draw:style-name="gr8" draw:layer="layout" svg:width="0.657cm" svg:height="0.231cm" svg:x="7.482cm" svg:y="12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8.566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8.899cm" svg:y="11.8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492cm" svg:height="0.447cm" svg:x="9.37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10.019cm" svg:y="11.726cm" svg:viewBox="0 0 137 986" draw:points="137,986 137,946 39,946 39,39 137,39 137,0 0,0 0,986">
            <text:p/>
          </draw:polygon>
          <draw:path draw:style-name="gr8" draw:layer="layout" svg:width="0.534cm" svg:height="0.447cm" svg:x="10.207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0.789cm" svg:y="11.726cm" svg:viewBox="0 0 137 986" draw:points="137,0 0,0 0,39 98,39 98,946 0,946 0,986 137,986">
            <text:p/>
          </draw:polygon>
          <draw:path draw:style-name="gr8" draw:layer="layout" svg:width="0.604cm" svg:height="0.041cm" svg:x="11.341cm" svg:y="12.199cm" svg:viewBox="0 0 605 42" svg:d="M568 42c17 0 37 0 37-20 0-22-20-22-37-22h-534c-17 0-34 0-34 22 0 20 17 20 34 20z">
            <text:p/>
          </draw:path>
          <draw:path draw:style-name="gr8" draw:layer="layout" svg:width="0.492cm" svg:height="0.447cm" svg:x="12.273cm" svg:y="12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2.85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136cm" svg:height="0.985cm" svg:x="13.365cm" svg:y="11.726cm" svg:viewBox="0 0 137 986" draw:points="137,986 137,946 39,946 39,39 137,39 137,0 0,0 0,986">
            <text:p/>
          </draw:polygon>
          <draw:path draw:style-name="gr8" draw:layer="layout" svg:width="0.534cm" svg:height="0.447cm" svg:x="13.55cm" svg:y="12.02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4.135cm" svg:y="11.726cm" svg:viewBox="0 0 137 986" draw:points="137,0 0,0 0,39 98,39 98,946 0,946 0,986 137,986">
            <text:p/>
          </draw:polygon>
          <draw:path draw:style-name="gr8" draw:layer="layout" svg:width="0.231cm" svg:height="0.985cm" svg:x="14.443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307cm" svg:height="0.458cm" svg:x="14.813cm" svg:y="11.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26.169cm" svg:y="11.7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6.542cm" svg:y="11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7.004cm" svg:y="11.7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33cm" svg:height="0.447cm" svg:x="5.55cm" svg:y="13.507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31cm" svg:height="0.985cm" svg:x="6.133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6.441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827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7.482cm" svg:y="13.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705cm" svg:height="0.696cm" svg:x="8.507cm" svg:y="13.26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layer="layout" svg:width="0.262cm" svg:height="0.663cm" svg:x="9.249cm" svg:y="13.29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9.658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966cm" svg:y="13.32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0.355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6.169cm" svg:y="13.2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6.505cm" svg:y="13.28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7.004cm" svg:y="13.2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5.545cm" svg:y="14.98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6.133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6.441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827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7.482cm" svg:y="15.05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8.496cm" svg:y="14.9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9.126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434cm" svg:y="14.8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9.823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6.169cm" svg:y="14.67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11cm" svg:height="0.679cm" svg:x="26.497cm" svg:y="14.7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231cm" svg:height="0.985cm" svg:x="27.004cm" svg:y="14.67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5.528cm" svg:y="16.45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133cm" svg:y="16.155cm" svg:viewBox="0 0 137 986" draw:points="137,986 137,946 39,946 39,39 137,39 137,0 0,0 0,986">
            <text:p/>
          </draw:polygon>
          <draw:path draw:style-name="gr8" draw:layer="layout" svg:width="0.534cm" svg:height="0.447cm" svg:x="6.32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6.903cm" svg:y="16.155cm" svg:viewBox="0 0 137 986" draw:points="137,0 0,0 0,39 98,39 98,946 0,946 0,986 137,986">
            <text:p/>
          </draw:polygon>
          <draw:path draw:style-name="gr8" draw:layer="layout" svg:width="0.657cm" svg:height="0.231cm" svg:x="7.482cm" svg:y="16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8.496cm" svg:y="16.45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9.146cm" svg:y="16.155cm" svg:viewBox="0 0 137 986" draw:points="137,986 137,946 39,946 39,39 137,39 137,0 0,0 0,986">
            <text:p/>
          </draw:polygon>
          <draw:path draw:style-name="gr8" draw:layer="layout" svg:width="0.534cm" svg:height="0.447cm" svg:x="9.33cm" svg:y="16.45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9.916cm" svg:y="16.155cm" svg:viewBox="0 0 137 986" draw:points="137,0 0,0 0,39 98,39 98,946 0,946 0,986 137,986">
            <text:p/>
          </draw:polygon>
          <draw:path draw:style-name="gr8" draw:layer="layout" svg:width="0.231cm" svg:height="0.985cm" svg:x="26.169cm" svg:y="16.15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39cm" svg:height="0.668cm" svg:x="26.483cm" svg:y="16.22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layer="layout" svg:width="0.231cm" svg:height="0.985cm" svg:x="27.004cm" svg:y="16.15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41" draw:id="id41"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4" draw:text-style-name="P29" draw:layer="layout" svg:width="8.778cm" svg:height="1.491cm" svg:x="1cm" svg:y="7cm">
          <draw:text-box>
            <text:p><text:span text:style-name="T24">Sistem dengan memori</text:span></text:p>
          </draw:text-box>
        </draw:frame>
        <draw:frame draw:style-name="gr22" draw:text-style-name="P28" draw:layer="layout" svg:width="24cm" svg:height="5.632cm" svg:x="2cm" svg:y="8.6cm">
          <draw:text-box>
            <text:p><text:span text:style-name="T9">Keluaran bergantung pada masukan pada waktu saat ini dan waktu sebelum.</text:span></text:p>
            <text:p><text:span text:style-name="T25">Sistem menahan atau menyimpan informasi mengenai harga masukan yang bukan hanya harga masukan saat ini</text:span></text:p>
            <text:p><text:span text:style-name="T9"/></text:p>
            <text:p><text:span text:style-name="T23">Contoh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15.623cm" svg:height="1.695cm" svg:x="1.001cm" svg:y="4.845cm">
          <draw:text-box>
            <text:p><text:span text:style-name="T21">1. Sistem dengan dan tanpa memori</text:span></text:p>
          </draw:text-box>
        </draw:frame>
        <draw:g>
          <svg:title>TexMaths</svg:title>
          <svg:desc>28§latex§\begin{align}
y[n] &amp;=  \sum_{k=-\infty}^{n} x[n]\\
y[n] &amp;= x[n-1]\\
v(t) &amp;= \frac{1}{C} \int_{-\infty}^{t} i(t) d\tau
\end{align}§svg§600§FALSE</svg:desc>
          <draw:polygon draw:style-name="gr7" draw:layer="layout" svg:width="21.385cm" svg:height="7.361cm" svg:x="5.8cm" svg:y="12.854cm" svg:viewBox="0 0 21386 7362" draw:points="10693,7362 0,7362 0,0 21386,0 21386,7362">
            <text:p/>
          </draw:polygon>
          <draw:path draw:style-name="gr8" draw:layer="layout" svg:width="0.455cm" svg:height="0.637cm" svg:x="5.828cm" svg:y="13.9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433cm" svg:y="13.644cm" svg:viewBox="0 0 137 986" draw:points="137,986 137,946 39,946 39,39 137,39 137,0 0,0 0,986">
            <text:p/>
          </draw:polygon>
          <draw:path draw:style-name="gr8" draw:layer="layout" svg:width="0.534cm" svg:height="0.447cm" svg:x="6.62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7.203cm" svg:y="13.644cm" svg:viewBox="0 0 137 986" draw:points="137,0 0,0 0,39 98,39 98,946 0,946 0,986 137,986">
            <text:p/>
          </draw:polygon>
          <draw:path draw:style-name="gr8" draw:layer="layout" svg:width="0.657cm" svg:height="0.231cm" svg:x="7.782cm" svg:y="14.0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22cm" svg:height="0.313cm" svg:x="9.776cm" svg:y="12.84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1.312cm" svg:height="1.379cm" svg:x="9.331cm" svg:y="13.4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layer="layout" svg:width="0.341cm" svg:height="0.486cm" svg:x="8.818cm" svg:y="15.08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509cm" svg:height="0.187cm" svg:x="9.25cm" svg:y="15.299cm" svg:viewBox="0 0 510 188" svg:d="M484 34c9 0 26 0 26-17s-17-17-26-17h-459c-8 0-25 0-25 17s17 17 25 17zM484 188c9 0 26 0 26-17s-17-17-26-17h-459c-8 0-25 0-25 17s17 17 25 17z">
            <text:p/>
          </draw:path>
          <draw:path draw:style-name="gr8" draw:layer="layout" svg:width="0.467cm" svg:height="0.035cm" svg:x="9.88cm" svg:y="15.375cm" svg:viewBox="0 0 468 36" svg:d="M440 36c11 0 28 0 28-16 0-20-14-20-28-20h-412c-11 0-28 0-28 17 0 19 17 19 28 19z">
            <text:p/>
          </draw:path>
          <draw:path draw:style-name="gr8" draw:layer="layout" svg:width="0.679cm" svg:height="0.313cm" svg:x="10.473cm" svg:y="15.26cm" svg:viewBox="0 0 680 314" svg:d="M347 115c-36-42-47-53-75-73-42-31-87-42-124-42-86 0-148 73-148 157 0 81 59 157 146 157 95 0 162-79 187-115 37 42 48 53 76 73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0.492cm" svg:height="0.447cm" svg:x="11.397cm" svg:y="13.94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12.049cm" svg:y="13.644cm" svg:viewBox="0 0 137 986" draw:points="137,986 137,946 39,946 39,39 137,39 137,0 0,0 0,986">
            <text:p/>
          </draw:polygon>
          <draw:path draw:style-name="gr8" draw:layer="layout" svg:width="0.534cm" svg:height="0.447cm" svg:x="12.234cm" svg:y="13.946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2.817cm" svg:y="13.644cm" svg:viewBox="0 0 137 986" draw:points="137,0 0,0 0,39 98,39 98,946 0,946 0,986 137,986">
            <text:p/>
          </draw:polygon>
          <draw:path draw:style-name="gr8" draw:layer="layout" svg:width="0.231cm" svg:height="0.985cm" svg:x="26.021cm" svg:y="13.6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6.396cm" svg:y="13.72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6.856cm" svg:y="13.6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5.828cm" svg:y="16.53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6.433cm" svg:y="16.229cm" svg:viewBox="0 0 137 986" draw:points="137,986 137,946 39,946 39,39 137,39 137,0 0,0 0,986">
            <text:p/>
          </draw:polygon>
          <draw:path draw:style-name="gr8" draw:layer="layout" svg:width="0.534cm" svg:height="0.447cm" svg:x="6.62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7.203cm" svg:y="16.229cm" svg:viewBox="0 0 137 986" draw:points="137,0 0,0 0,39 98,39 98,946 0,946 0,986 137,986">
            <text:p/>
          </draw:polygon>
          <draw:path draw:style-name="gr8" draw:layer="layout" svg:width="0.657cm" svg:height="0.231cm" svg:x="7.782cm" svg:y="16.6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8.796cm" svg:y="16.5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9.446cm" svg:y="16.229cm" svg:viewBox="0 0 137 986" draw:points="137,986 137,946 39,946 39,39 137,39 137,0 0,0 0,986">
            <text:p/>
          </draw:polygon>
          <draw:path draw:style-name="gr8" draw:layer="layout" svg:width="0.534cm" svg:height="0.447cm" svg:x="9.63cm" svg:y="16.53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10.493cm" svg:y="16.699cm" svg:viewBox="0 0 605 42" svg:d="M568 42c17 0 37 0 37-20 0-22-20-22-37-22h-534c-17 0-34 0-34 22 0 20 17 20 34 20z">
            <text:p/>
          </draw:path>
          <draw:path draw:style-name="gr8" draw:layer="layout" svg:width="0.327cm" svg:height="0.657cm" svg:x="11.484cm" svg:y="16.3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136cm" svg:height="0.985cm" svg:x="11.909cm" svg:y="16.229cm" svg:viewBox="0 0 137 986" draw:points="137,0 0,0 0,39 98,39 98,946 0,946 0,986 137,986">
            <text:p/>
          </draw:polygon>
          <draw:path draw:style-name="gr8" draw:layer="layout" svg:width="0.231cm" svg:height="0.985cm" svg:x="26.021cm" svg:y="16.22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6.357cm" svg:y="16.3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6.856cm" svg:y="16.22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33cm" svg:height="0.447cm" svg:x="5.85cm" svg:y="18.79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layer="layout" svg:width="0.231cm" svg:height="0.985cm" svg:x="6.433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6.741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7.127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7.782cm" svg:y="18.8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9.115cm" svg:y="17.911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75cm" svg:height="0.041cm" svg:x="8.886cm" svg:y="18.967cm" svg:viewBox="0 0 776 42" draw:points="389,42 0,42 0,0 776,0 776,42">
            <text:p/>
          </draw:polygon>
          <draw:path draw:style-name="gr8" draw:layer="layout" svg:width="0.702cm" svg:height="0.719cm" svg:x="8.933cm" svg:y="19.21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875cm" svg:height="2.189cm" svg:x="9.997cm" svg:y="17.895cm" svg:viewBox="0 0 876 2190" svg:d="M48 2145c30-3 47-22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3-64 257-146 257-33 0-58-22-58-22z">
            <text:p/>
          </draw:path>
          <draw:path draw:style-name="gr8" draw:layer="layout" svg:width="0.234cm" svg:height="0.439cm" svg:x="10.955cm" svg:y="17.70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467cm" svg:height="0.035cm" svg:x="10.563cm" svg:y="19.942cm" svg:viewBox="0 0 468 36" svg:d="M440 36c11 0 28 0 28-16 0-20-14-20-28-20h-412c-11 0-28 0-28 17 0 19 17 19 28 19z">
            <text:p/>
          </draw:path>
          <draw:path draw:style-name="gr8" draw:layer="layout" svg:width="0.679cm" svg:height="0.313cm" svg:x="11.156cm" svg:y="19.82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0.262cm" svg:height="0.663cm" svg:x="12.128cm" svg:y="18.5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2.537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2.845cm" svg:y="18.61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234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9cm" svg:height="0.696cm" svg:x="13.601cm" svg:y="18.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478cm" svg:height="0.439cm" svg:x="14.099cm" svg:y="18.81cm" svg:viewBox="0 0 479 440" svg:d="M263 59h168c11 0 48 0 48-37 0-22-20-22-39-22h-278c-19 0-58 0-100 48-34 33-62 81-62 86 0 3 0 12 11 12 9 0 11-3 17-12 48-75 104-75 126-75h81l-98 316c-3 11-8 34-8 37 0 11 5 28 28 28 33 0 39-28 42-45z">
            <text:p/>
          </draw:path>
          <draw:path draw:style-name="gr8" draw:layer="layout" svg:width="0.231cm" svg:height="0.985cm" svg:x="26.021cm" svg:y="18.4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11cm" svg:height="0.679cm" svg:x="26.349cm" svg:y="18.578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231cm" svg:height="0.985cm" svg:x="26.856cm" svg:y="18.4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42" draw:id="id42"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4" draw:text-style-name="P29" draw:layer="layout" svg:width="6.551cm" svg:height="1.491cm" svg:x="1cm" svg:y="7cm">
          <draw:text-box>
            <text:p><text:span text:style-name="T24">Sistem invertibel</text:span></text:p>
          </draw:text-box>
        </draw:frame>
        <draw:frame draw:style-name="gr22" draw:text-style-name="P28" draw:layer="layout" svg:width="24cm" svg:height="1.987cm" svg:x="2cm" svg:y="8.6cm">
          <draw:text-box>
            <text:p><text:span text:style-name="T26">Invertibel jika meghasilkan keluaran yang sama dengan sinyal masukan setelah melalui pembalik (</text:span><text:span text:style-name="T27">inverter</text:span><text:span text:style-name="T28">)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14.95cm" svg:height="1.695cm" svg:x="1.001cm" svg:y="4.845cm">
          <draw:text-box>
            <text:p><text:span text:style-name="T21">2. Invertibilitas dan Sistem Inversi</text:span></text:p>
          </draw:text-box>
        </draw:frame>
        <draw:g>
          <draw:custom-shape draw:style-name="gr11" draw:text-style-name="P8" xml:id="id32" draw:id="id32" draw:layer="layout" svg:width="4.6cm" svg:height="1.8cm" svg:x="7.4cm" svg:y="12cm">
            <text:p text:style-name="P8">Sistem</text:p>
            <draw:enhanced-geometry svg:viewBox="0 0 21600 21600" draw:type="rectangle" draw:enhanced-path="M 0 0 L 21600 0 21600 21600 0 21600 0 0 Z N"/>
          </draw:custom-shape>
          <draw:custom-shape draw:style-name="gr11" draw:text-style-name="P8" xml:id="id33" draw:id="id33" draw:layer="layout" svg:width="5.1cm" svg:height="1.8cm" svg:x="14.7cm" svg:y="12cm">
            <text:p text:style-name="P8">Sistem pembalik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draw:type="line" svg:x1="12cm" svg:y1="12.9cm" svg:x2="14.7cm" svg:y2="12.9cm" draw:start-shape="id32" draw:start-glue-point="1" draw:end-shape="id33" draw:end-glue-point="3" svg:d="M12000 12900h2700" svg:viewBox="0 0 2701 1">
            <text:p/>
          </draw:connector>
          <draw:connector draw:style-name="gr6" draw:text-style-name="P8" draw:layer="layout" draw:type="line" svg:x1="19.8cm" svg:y1="12.9cm" svg:x2="22.057cm" svg:y2="12.881cm" draw:start-shape="id33" draw:start-glue-point="1" svg:d="M19800 12900l2257-19" svg:viewBox="0 0 2258 20">
            <text:p/>
          </draw:connector>
          <draw:connector draw:style-name="gr6" draw:text-style-name="P8" draw:layer="layout" draw:type="line" svg:x1="4.956cm" svg:y1="12.881cm" svg:x2="7.4cm" svg:y2="12.9cm" draw:end-shape="id32" draw:end-glue-point="3" svg:d="M4956 12881l2444 19" svg:viewBox="0 0 2445 20">
            <text:p/>
          </draw:connector>
          <draw:g>
            <svg:title>TexMaths</svg:title>
            <svg:desc>28§display§x (t)§svg§600§FALSE</svg:desc>
            <draw:polygon draw:style-name="gr7" draw:layer="layout" svg:width="1.685cm" svg:height="0.985cm" svg:x="3.2cm" svg:y="12.4cm" svg:viewBox="0 0 1686 986" draw:points="843,986 0,986 0,0 1686,0 1686,986">
              <text:p/>
            </draw:polygon>
            <draw:path draw:style-name="gr8" draw:layer="layout" svg:width="0.492cm" svg:height="0.447cm" svg:x="3.228cm" svg:y="12.703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layer="layout" svg:width="0.231cm" svg:height="0.985cm" svg:x="3.861cm" svg:y="12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4.169cm" svg:y="12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4.556cm" svg:y="12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y(t)§svg§600§FALSE</svg:desc>
            <draw:polygon draw:style-name="gr7" draw:layer="layout" svg:width="1.64cm" svg:height="0.985cm" svg:x="12.4cm" svg:y="11.4cm" svg:viewBox="0 0 1641 986" draw:points="821,986 0,986 0,0 1641,0 1641,986">
              <text:p/>
            </draw:polygon>
            <draw:path draw:style-name="gr8" draw:layer="layout" svg:width="0.455cm" svg:height="0.638cm" svg:x="12.428cm" svg:y="11.7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  <text:p/>
            </draw:path>
            <draw:path draw:style-name="gr8" draw:layer="layout" svg:width="0.231cm" svg:height="0.985cm" svg:x="13.016cm" svg:y="11.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13.324cm" svg:y="11.5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13.713cm" svg:y="11.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  <draw:g>
            <svg:title>TexMaths</svg:title>
            <svg:desc>28§display§x (t)§svg§600§FALSE</svg:desc>
            <draw:polygon draw:style-name="gr7" draw:layer="layout" svg:width="1.685cm" svg:height="0.985cm" svg:x="22.314cm" svg:y="12.414cm" svg:viewBox="0 0 1686 986" draw:points="843,986 0,986 0,0 1686,0 1686,986">
              <text:p/>
            </draw:polygon>
            <draw:path draw:style-name="gr8" draw:layer="layout" svg:width="0.492cm" svg:height="0.447cm" svg:x="22.342cm" svg:y="12.717cm" svg:viewBox="0 0 493 448" svg:d="M302 140c6-28 28-118 98-118 6 0 29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  <text:p/>
            </draw:path>
            <draw:path draw:style-name="gr8" draw:layer="layout" svg:width="0.231cm" svg:height="0.985cm" svg:x="22.975cm" svg:y="12.414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8" draw:layer="layout" svg:width="0.304cm" svg:height="0.629cm" svg:x="23.283cm" svg:y="12.5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  <text:p/>
            </draw:path>
            <draw:path draw:style-name="gr8" draw:layer="layout" svg:width="0.231cm" svg:height="0.985cm" svg:x="23.67cm" svg:y="12.414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</draw:g>
        </draw:g>
        <draw:frame draw:style-name="gr4" draw:text-style-name="P30" draw:layer="layout" svg:width="3.008cm" svg:height="1.292cm" svg:x="2.1cm" svg:y="14.4cm">
          <draw:text-box>
            <text:p><text:span text:style-name="T23">Contoh:</text:span></text:p>
          </draw:text-box>
        </draw:frame>
        <draw:g>
          <svg:title>TexMaths</svg:title>
          <svg:desc>28§latex§\begin{align*}
y(t) = R i(t) &amp;\rightarrow \text{sistem invertibel}\\
w(t) = \frac{1}{R} y(t) &amp;\rightarrow \text{sistem balikan}\\
\text{sehingga}\;\;w(t) &amp;= x(t)
\end{align}§svg§600§FALSE</svg:desc>
          <draw:polygon draw:style-name="gr7" draw:layer="layout" svg:width="14.665cm" svg:height="4.93cm" svg:x="8cm" svg:y="15.269cm" svg:viewBox="0 0 14666 4931" draw:points="7333,4931 0,4931 0,0 14666,0 14666,4931">
            <text:p/>
          </draw:polygon>
          <draw:path draw:style-name="gr8" draw:layer="layout" svg:width="0.455cm" svg:height="0.637cm" svg:x="8.93cm" svg:y="15.57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9.518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826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0.215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0.87cm" svg:y="15.6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705cm" svg:height="0.696cm" svg:x="11.892cm" svg:y="15.336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layer="layout" svg:width="0.262cm" svg:height="0.663cm" svg:x="12.637cm" svg:y="15.35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3.043cm" svg:y="15.26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3.351cm" svg:y="15.39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74cm" svg:y="15.26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14.395cm" svg:y="15.504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324cm" svg:height="0.453cm" svg:x="15.63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212cm" svg:height="0.66cm" svg:x="16.019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324cm" svg:height="0.453cm" svg:x="16.291cm" svg:y="15.56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1cm" svg:height="0.618cm" svg:x="16.666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383cm" svg:height="0.453cm" svg:x="17.05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769cm" svg:height="0.436cm" svg:x="17.5cm" svg:y="15.57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layer="layout" svg:width="0.212cm" svg:height="0.66cm" svg:x="18.648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97cm" svg:height="0.436cm" svg:x="18.92cm" svg:y="15.5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83cm" svg:height="0.436cm" svg:x="19.426cm" svg:y="15.583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8" draw:layer="layout" svg:width="0.383cm" svg:height="0.453cm" svg:x="19.92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32cm" svg:height="0.436cm" svg:x="20.364cm" svg:y="15.5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31cm" svg:height="0.618cm" svg:x="20.742cm" svg:y="15.401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212cm" svg:height="0.66cm" svg:x="21.137cm" svg:y="15.34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86cm" svg:height="0.696cm" svg:x="21.406cm" svg:y="15.325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layer="layout" svg:width="0.383cm" svg:height="0.453cm" svg:x="21.98cm" svg:y="15.56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22cm" svg:height="0.685cm" svg:x="22.422cm" svg:y="15.325cm" svg:viewBox="0 0 221 686" svg:d="M143 0l-143 11v31c70 0 78 6 78 56v512c0 45-11 45-78 45v31c34 0 87-3 112-3 22 0 73 3 109 3v-31c-67 0-78 0-78-45z">
            <text:p/>
          </draw:path>
          <draw:path draw:style-name="gr8" draw:layer="layout" svg:width="0.654cm" svg:height="0.447cm" svg:x="8.302cm" svg:y="17.62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231cm" svg:height="0.985cm" svg:x="9.10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9.41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9.798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layer="layout" svg:width="0.657cm" svg:height="0.231cm" svg:x="10.453cm" svg:y="17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11.774cm" svg:y="16.73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58cm" svg:height="0.041cm" svg:x="11.556cm" svg:y="17.789cm" svg:viewBox="0 0 759 42" draw:points="378,42 0,42 0,0 759,0 759,42">
            <text:p/>
          </draw:polygon>
          <draw:path draw:style-name="gr8" draw:layer="layout" svg:width="0.705cm" svg:height="0.696cm" svg:x="11.595cm" svg:y="18.058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8" draw:layer="layout" svg:width="0.455cm" svg:height="0.637cm" svg:x="12.457cm" svg:y="17.62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13.043cm" svg:y="17.31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3.351cm" svg:y="17.4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74cm" svg:y="17.316cm" svg:viewBox="0 0 232 986" svg:d="M232 493c0-76-11-196-67-308-59-121-145-185-154-185-8 0-11 3-11 11 0 3 0 3 20 23 98 98 154 254 154 459 0 171-37 344-160 467-14 12-14 14-14 17 0 6 3 9 11 9 9 0 98-65 157-191 50-109 64-218 64-302z">
            <text:p/>
          </draw:path>
          <draw:path draw:style-name="gr8" draw:layer="layout" svg:width="0.875cm" svg:height="0.514cm" svg:x="14.395cm" svg:y="17.5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324cm" svg:height="0.453cm" svg:x="15.63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212cm" svg:height="0.66cm" svg:x="16.019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324cm" svg:height="0.453cm" svg:x="16.291cm" svg:y="17.61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1cm" svg:height="0.618cm" svg:x="16.666cm" svg:y="17.45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383cm" svg:height="0.453cm" svg:x="17.058cm" svg:y="17.61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769cm" svg:height="0.436cm" svg:x="17.5cm" svg:y="17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8" draw:layer="layout" svg:width="0.486cm" svg:height="0.696cm" svg:x="18.643cm" svg:y="17.3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59-14-22-14-25-14-42z">
            <text:p/>
          </draw:path>
          <draw:path draw:style-name="gr8" draw:layer="layout" svg:width="0.447cm" svg:height="0.453cm" svg:x="19.202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22cm" svg:height="0.685cm" svg:x="19.687cm" svg:y="17.372cm" svg:viewBox="0 0 221 686" svg:d="M143 0l-143 11v31c70 0 78 6 78 56v512c0 45-11 45-78 45v31c34 0 87-3 112-3 22 0 73 3 109 3v-31c-67 0-78 0-78-45z">
            <text:p/>
          </draw:path>
          <draw:path draw:style-name="gr8" draw:layer="layout" svg:width="0.212cm" svg:height="0.66cm" svg:x="19.961cm" svg:y="17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78cm" svg:height="0.685cm" svg:x="20.227cm" svg:y="17.372cm" svg:viewBox="0 0 479 686" svg:d="M78 610c0 45-11 45-78 45v31c34 0 78-3 109-3 28 0 67 0 107 3v-31c-65 0-76 0-76-45v-100l62-56c78 106 120 162 120 179 0 19-17 22-36 22v31c28 0 86-3 106-3 28 0 59 0 87 3v-31c-37 0-59 0-98-53l-123-176c-3-3-9-9-9-12 0-2 73-61 81-70 62-50 104-53 126-53v-31c-30 3-42 3-70 3-36 0-98-3-112-3v31c20 0 31 11 31 25 0 20-14 31-22 37l-140 120v-473l-143 11v31c70 0 78 6 78 56z">
            <text:p/>
          </draw:path>
          <draw:path draw:style-name="gr8" draw:layer="layout" svg:width="0.447cm" svg:height="0.453cm" svg:x="20.706cm" svg:y="17.61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7cm" svg:height="0.436cm" svg:x="21.188cm" svg:y="17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24cm" svg:height="0.453cm" svg:x="8.034cm" svg:y="19.508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383cm" svg:height="0.453cm" svg:x="8.417cm" svg:y="19.50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497cm" svg:height="0.685cm" svg:x="8.857cm" svg:y="19.26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layer="layout" svg:width="0.212cm" svg:height="0.66cm" svg:x="9.406cm" svg:y="19.2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97cm" svg:height="0.436cm" svg:x="9.677cm" svg:y="19.5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53cm" svg:height="0.651cm" svg:x="10.22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53cm" svg:height="0.651cm" svg:x="10.713cm" svg:y="19.5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47cm" svg:height="0.453cm" svg:x="11.217cm" svg:y="19.5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654cm" svg:height="0.447cm" svg:x="12.245cm" svg:y="19.517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8" draw:layer="layout" svg:width="0.231cm" svg:height="0.985cm" svg:x="13.043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3.351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3.74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4.395cm" svg:y="19.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15.409cm" svg:y="19.5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16.039cm" svg:y="19.21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6.347cm" svg:y="19.3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6.736cm" svg:y="19.21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43" draw:id="id43"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22" draw:text-style-name="P28" draw:layer="layout" svg:width="24cm" svg:height="1.987cm" svg:x="2cm" svg:y="7cm">
          <draw:text-box>
            <text:p><text:span text:style-name="T26">Kausal jika keluaran pada waktu t hanya bergantung pada masukan pada waktu t dan waktu sebelum t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5.95cm" svg:height="1.695cm" svg:x="1.001cm" svg:y="4.845cm">
          <draw:text-box>
            <text:p><text:span text:style-name="T21">3. Kausalitas</text:span></text:p>
          </draw:text-box>
        </draw:frame>
        <draw:frame draw:style-name="gr4" draw:text-style-name="P30" draw:layer="layout" svg:width="3.008cm" svg:height="1.292cm" svg:x="2.2cm" svg:y="10cm">
          <draw:text-box>
            <text:p><text:span text:style-name="T23">Contoh:</text:span></text:p>
          </draw:text-box>
        </draw:frame>
        <draw:frame draw:style-name="gr4" draw:text-style-name="P31" draw:layer="layout" svg:width="17.897cm" svg:height="1.386cm" svg:x="2.2cm" svg:y="17.8cm">
          <draw:text-box>
            <text:p><text:span text:style-name="T29"># Semua sistem tanpa memori adalah sistem kausal</text:span></text:p>
          </draw:text-box>
        </draw:frame>
        <draw:g>
          <svg:title>TexMaths</svg:title>
          <svg:desc>28§latex§\begin{align*}
y[n] &amp;= x [n - 1] \rightarrow y[5]\;\;\text{bergantung pada}\;\; x[4]\\
y(t) &amp;= x^2 (t-1) \rightarrow y(5)\;\;\text{bergantung pada}\;\; x(4)
\end{align}§svg§600§FALSE</svg:desc>
          <draw:polygon draw:style-name="gr7" draw:layer="layout" svg:width="20.282cm" svg:height="2.583cm" svg:x="4.317cm" svg:y="12.216cm" svg:viewBox="0 0 20283 2584" draw:points="10142,2584 0,2584 0,0 20283,0 20283,2584">
            <text:p/>
          </draw:polygon>
          <draw:path draw:style-name="gr8" draw:layer="layout" svg:width="0.455cm" svg:height="0.637cm" svg:x="4.345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4cm" svg:x="4.95cm" svg:y="12.216cm" svg:viewBox="0 0 137 985" draw:points="137,985 137,946 39,946 39,39 137,39 137,0 0,0 0,985">
            <text:p/>
          </draw:polygon>
          <draw:path draw:style-name="gr8" draw:layer="layout" svg:width="0.534cm" svg:height="0.447cm" svg:x="5.13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4cm" svg:x="5.72cm" svg:y="12.216cm" svg:viewBox="0 0 137 985" draw:points="137,0 0,0 0,39 98,39 98,946 0,946 0,985 137,985">
            <text:p/>
          </draw:polygon>
          <draw:path draw:style-name="gr8" draw:layer="layout" svg:width="0.657cm" svg:height="0.231cm" svg:x="6.299cm" svg:y="12.5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7.313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4cm" svg:x="7.963cm" svg:y="12.216cm" svg:viewBox="0 0 137 985" draw:points="137,985 137,946 39,946 39,39 137,39 137,0 0,0 0,985">
            <text:p/>
          </draw:polygon>
          <draw:path draw:style-name="gr8" draw:layer="layout" svg:width="0.534cm" svg:height="0.447cm" svg:x="8.147cm" svg:y="12.51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9.01cm" svg:y="12.689cm" svg:viewBox="0 0 605 42" svg:d="M568 42c17 0 37 0 37-20 0-22-20-22-37-22h-534c-17 0-34 0-34 22 0 20 17 20 34 20z">
            <text:p/>
          </draw:path>
          <draw:path draw:style-name="gr8" draw:layer="layout" svg:width="0.327cm" svg:height="0.657cm" svg:x="10.001cm" svg:y="12.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136cm" svg:height="0.984cm" svg:x="10.427cm" svg:y="12.216cm" svg:viewBox="0 0 137 985" draw:points="137,0 0,0 0,39 98,39 98,946 0,946 0,985 137,985">
            <text:p/>
          </draw:polygon>
          <draw:path draw:style-name="gr8" draw:layer="layout" svg:width="0.875cm" svg:height="0.514cm" svg:x="11.006cm" svg:y="12.45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2.238cm" svg:y="12.51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4cm" svg:x="12.843cm" svg:y="12.216cm" svg:viewBox="0 0 137 985" draw:points="137,985 137,946 39,946 39,39 137,39 137,0 0,0 0,985">
            <text:p/>
          </draw:polygon>
          <draw:path draw:style-name="gr8" draw:layer="layout" svg:width="0.394cm" svg:height="0.679cm" svg:x="13.05cm" svg:y="12.3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olygon draw:style-name="gr8" draw:layer="layout" svg:width="0.136cm" svg:height="0.984cm" svg:x="13.515cm" svg:y="12.216cm" svg:viewBox="0 0 137 985" draw:points="137,0 0,0 0,39 98,39 98,946 0,946 0,985 137,985">
            <text:p/>
          </draw:polygon>
          <draw:path draw:style-name="gr8" draw:layer="layout" svg:width="0.486cm" svg:height="0.696cm" svg:x="14.341cm" svg:y="12.272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layer="layout" svg:width="0.383cm" svg:height="0.453cm" svg:x="14.915cm" svg:y="12.51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32cm" svg:height="0.436cm" svg:x="15.352cm" svg:y="12.51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453cm" svg:height="0.651cm" svg:x="15.738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47cm" svg:height="0.453cm" svg:x="16.242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7cm" svg:height="0.436cm" svg:x="16.726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1cm" svg:height="0.618cm" svg:x="17.233cm" svg:y="12.348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497cm" svg:height="0.447cm" svg:x="17.628cm" svg:y="12.518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layer="layout" svg:width="0.497cm" svg:height="0.436cm" svg:x="18.174cm" svg:y="12.51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53cm" svg:height="0.651cm" svg:x="18.717cm" svg:y="12.507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86cm" svg:height="0.629cm" svg:x="19.538cm" svg:y="12.518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8" draw:layer="layout" svg:width="0.447cm" svg:height="0.453cm" svg:x="20.098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86cm" svg:height="0.696cm" svg:x="20.582cm" svg:y="12.272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layer="layout" svg:width="0.447cm" svg:height="0.453cm" svg:x="21.136cm" svg:y="12.51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2cm" svg:height="0.447cm" svg:x="22.161cm" svg:y="12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4cm" svg:x="22.811cm" svg:y="12.216cm" svg:viewBox="0 0 137 985" draw:points="137,985 137,946 39,946 39,39 137,39 137,0 0,0 0,985">
            <text:p/>
          </draw:polygon>
          <draw:path draw:style-name="gr8" draw:layer="layout" svg:width="0.439cm" svg:height="0.668cm" svg:x="22.996cm" svg:y="12.289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olygon draw:style-name="gr8" draw:layer="layout" svg:width="0.136cm" svg:height="0.984cm" svg:x="23.483cm" svg:y="12.216cm" svg:viewBox="0 0 137 985" draw:points="137,0 0,0 0,39 98,39 98,946 0,946 0,985 137,985">
            <text:p/>
          </draw:polygon>
          <draw:path draw:style-name="gr8" draw:layer="layout" svg:width="0.455cm" svg:height="0.637cm" svg:x="4.362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4cm" svg:x="4.9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304cm" svg:height="0.629cm" svg:x="5.258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4cm" svg:x="5.64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layer="layout" svg:width="0.657cm" svg:height="0.231cm" svg:x="6.299cm" svg:y="14.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7.313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7.89cm" svg:y="13.68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4cm" svg:x="8.385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304cm" svg:height="0.629cm" svg:x="8.693cm" svg:y="13.9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04cm" svg:height="0.041cm" svg:x="9.326cm" svg:y="14.285cm" svg:viewBox="0 0 605 42" svg:d="M568 42c17 0 37 0 37-20 0-22-20-22-37-22h-534c-17 0-34 0-34 22 0 20 17 20 34 20z">
            <text:p/>
          </draw:path>
          <draw:path draw:style-name="gr8" draw:layer="layout" svg:width="0.327cm" svg:height="0.657cm" svg:x="10.317cm" svg:y="13.89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4cm" svg:x="10.77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layer="layout" svg:width="0.875cm" svg:height="0.514cm" svg:x="11.432cm" svg:y="14.0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2.664cm" svg:y="14.1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4cm" svg:x="13.249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394cm" svg:height="0.679cm" svg:x="13.585cm" svg:y="13.896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8" draw:layer="layout" svg:width="0.231cm" svg:height="0.984cm" svg:x="14.083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  <draw:path draw:style-name="gr8" draw:layer="layout" svg:width="0.486cm" svg:height="0.696cm" svg:x="14.985cm" svg:y="13.86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8" draw:layer="layout" svg:width="0.383cm" svg:height="0.453cm" svg:x="15.559cm" svg:y="14.1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layer="layout" svg:width="0.332cm" svg:height="0.436cm" svg:x="15.996cm" svg:y="14.11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8" draw:layer="layout" svg:width="0.453cm" svg:height="0.651cm" svg:x="16.382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47cm" svg:height="0.453cm" svg:x="16.886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7cm" svg:height="0.436cm" svg:x="17.36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31cm" svg:height="0.618cm" svg:x="17.874cm" svg:y="13.946cm" svg:viewBox="0 0 311 619" svg:d="M154 213h140v-31h-140v-182h-25c-3 81-31 188-129 190v23h84v271c0 124 92 135 129 135 70 0 98-70 98-135v-56h-25v56c0 73-28 110-68 110-64 0-64-90-64-107z">
            <text:p/>
          </draw:path>
          <draw:path draw:style-name="gr8" draw:layer="layout" svg:width="0.497cm" svg:height="0.447cm" svg:x="18.272cm" svg:y="14.117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8" draw:layer="layout" svg:width="0.497cm" svg:height="0.436cm" svg:x="18.818cm" svg:y="14.1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53cm" svg:height="0.651cm" svg:x="19.361cm" svg:y="14.10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8" draw:layer="layout" svg:width="0.486cm" svg:height="0.629cm" svg:x="20.182cm" svg:y="14.117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18-70 202-143 202-39 0-78-20-103-59-14-23-14-23-14-42z">
            <text:p/>
          </draw:path>
          <draw:path draw:style-name="gr8" draw:layer="layout" svg:width="0.447cm" svg:height="0.453cm" svg:x="20.742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86cm" svg:height="0.696cm" svg:x="21.226cm" svg:y="13.868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8" draw:layer="layout" svg:width="0.447cm" svg:height="0.453cm" svg:x="21.78cm" svg:y="14.11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8" draw:layer="layout" svg:width="0.492cm" svg:height="0.447cm" svg:x="22.805cm" svg:y="14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4cm" svg:x="23.438cm" svg:y="13.81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layer="layout" svg:width="0.439cm" svg:height="0.668cm" svg:x="23.749cm" svg:y="13.885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8" draw:layer="layout" svg:width="0.231cm" svg:height="0.984cm" svg:x="24.27cm" svg:y="13.815cm" svg:viewBox="0 0 232 985" svg:d="M232 493c0-76-11-196-67-308-59-121-145-185-154-185-8 0-11 3-11 11 0 3 0 3 20 23 98 98 154 254 154 459 0 168-37 344-160 467-14 11-14 14-14 17 0 6 3 8 11 8 9 0 98-67 157-190 50-109 64-218 64-302z">
            <text:p/>
          </draw:path>
        </draw:g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44" draw:id="id44"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22" draw:text-style-name="P28" draw:layer="layout" svg:width="24cm" svg:height="1.119cm" svg:x="2cm" svg:y="7cm">
          <draw:text-box>
            <text:p><text:span text:style-name="T26">Tanggapan terhadap input tidak berubah dengan perubahan waktu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16.402cm" svg:height="1.695cm" svg:x="1.001cm" svg:y="4.845cm">
          <draw:text-box>
            <text:p><text:span text:style-name="T21">4. Invariansi Waktu (tak ubah waktu)</text:span></text:p>
          </draw:text-box>
        </draw:frame>
        <draw:frame draw:style-name="gr4" draw:text-style-name="P30" draw:layer="layout" svg:width="3.008cm" svg:height="1.292cm" svg:x="2.2cm" svg:y="10cm">
          <draw:text-box>
            <text:p><text:span text:style-name="T23">Contoh:</text:span></text:p>
          </draw:text-box>
        </draw:frame>
        <draw:frame draw:style-name="gr4" draw:text-style-name="P20" draw:layer="layout" svg:width="14.98cm" svg:height="1.292cm" svg:x="1.1cm" svg:y="16.508cm">
          <draw:text-box>
            <text:p><text:span text:style-name="T18">Buktikan no (3) adalah sistem tak ubah waktu!</text:span></text:p>
          </draw:text-box>
        </draw:frame>
        <draw:g>
          <svg:title>TexMaths</svg:title>
          <svg:desc>28§latex§\begin{align}
x(t) \to y(t) &amp;\Rightarrow x(t - t_0) \to y(t - t_0)\\
x[n] \to y[n] &amp;\Rightarrow x[n - n_0] \to y[n - n_0]\\
y (t) &amp;= \sin x(t)
\end{align}§svg§600§FALSE</svg:desc>
          <draw:polygon draw:style-name="gr7" draw:layer="layout" svg:width="24.863cm" svg:height="3.939cm" svg:x="1.562cm" svg:y="12.46cm" svg:viewBox="0 0 24864 3940" draw:points="12432,3940 0,3940 0,0 24864,0 24864,3940">
            <text:p/>
          </draw:polygon>
          <draw:path draw:style-name="gr8" draw:layer="layout" svg:width="0.492cm" svg:height="0.447cm" svg:x="1.624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2.25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2.56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2.951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3.606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4.838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5.423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5.731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12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42cm" svg:x="6.776cm" svg:y="12.68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layer="layout" svg:width="0.492cm" svg:height="0.447cm" svg:x="8.008cm" svg:y="12.7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8.638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8.946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04cm" svg:height="0.041cm" svg:x="9.578cm" svg:y="12.933cm" svg:viewBox="0 0 605 42" svg:d="M568 42c17 0 37 0 37-20 0-22-20-22-37-22h-534c-17 0-34 0-34 22 0 20 17 20 34 20z">
            <text:p/>
          </draw:path>
          <draw:path draw:style-name="gr8" draw:layer="layout" svg:width="0.304cm" svg:height="0.629cm" svg:x="10.505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321cm" svg:height="0.472cm" svg:x="10.872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231cm" svg:height="0.985cm" svg:x="11.334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11.989cm" svg:y="12.6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3.221cm" svg:y="12.7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13.806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4.11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04cm" svg:height="0.041cm" svg:x="14.747cm" svg:y="12.933cm" svg:viewBox="0 0 605 42" svg:d="M568 42c17 0 37 0 37-20 0-22-20-22-37-22h-534c-17 0-34 0-34 22 0 20 17 20 34 20z">
            <text:p/>
          </draw:path>
          <draw:path draw:style-name="gr8" draw:layer="layout" svg:width="0.304cm" svg:height="0.629cm" svg:x="15.674cm" svg:y="12.5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321cm" svg:height="0.472cm" svg:x="16.041cm" svg:y="12.8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231cm" svg:height="0.985cm" svg:x="16.503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5.264cm" svg:y="12.4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5.636cm" svg:y="12.5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6.098cm" svg:y="12.4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92cm" svg:height="0.447cm" svg:x="1.59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2.24cm" svg:y="13.936cm" svg:viewBox="0 0 137 986" draw:points="137,986 137,946 39,946 39,39 137,39 137,0 0,0 0,986">
            <text:p/>
          </draw:polygon>
          <draw:path draw:style-name="gr8" draw:layer="layout" svg:width="0.534cm" svg:height="0.447cm" svg:x="2.42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3.01cm" svg:y="13.936cm" svg:viewBox="0 0 137 986" draw:points="137,0 0,0 0,39 98,39 98,946 0,946 0,986 137,986">
            <text:p/>
          </draw:polygon>
          <draw:path draw:style-name="gr8" draw:layer="layout" svg:width="0.875cm" svg:height="0.514cm" svg:x="3.589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4.821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5.426cm" svg:y="13.936cm" svg:viewBox="0 0 137 986" draw:points="137,986 137,946 39,946 39,39 137,39 137,0 0,0 0,986">
            <text:p/>
          </draw:polygon>
          <draw:path draw:style-name="gr8" draw:layer="layout" svg:width="0.534cm" svg:height="0.447cm" svg:x="5.614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6.196cm" svg:y="13.936cm" svg:viewBox="0 0 137 986" draw:points="137,0 0,0 0,39 98,39 98,946 0,946 0,986 137,986">
            <text:p/>
          </draw:polygon>
          <draw:path draw:style-name="gr8" draw:layer="layout" svg:width="0.875cm" svg:height="0.542cm" svg:x="6.776cm" svg:y="14.15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8" draw:layer="layout" svg:width="0.492cm" svg:height="0.447cm" svg:x="8.008cm" svg:y="14.2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8.657cm" svg:y="13.936cm" svg:viewBox="0 0 137 986" draw:points="137,986 137,946 39,946 39,39 137,39 137,0 0,0 0,986">
            <text:p/>
          </draw:polygon>
          <draw:path draw:style-name="gr8" draw:layer="layout" svg:width="0.534cm" svg:height="0.447cm" svg:x="8.842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9.704cm" svg:y="14.409cm" svg:viewBox="0 0 605 42" svg:d="M568 42c17 0 37 0 37-20 0-22-20-22-37-22h-534c-17 0-34 0-34 22 0 20 17 20 34 20z">
            <text:p/>
          </draw:path>
          <draw:path draw:style-name="gr8" draw:layer="layout" svg:width="0.534cm" svg:height="0.447cm" svg:x="10.637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321cm" svg:height="0.472cm" svg:x="11.233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136cm" svg:height="0.985cm" svg:x="11.662cm" svg:y="13.936cm" svg:viewBox="0 0 137 986" draw:points="137,0 0,0 0,39 98,39 98,946 0,946 0,986 137,986">
            <text:p/>
          </draw:polygon>
          <draw:path draw:style-name="gr8" draw:layer="layout" svg:width="0.875cm" svg:height="0.514cm" svg:x="12.241cm" svg:y="14.1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5cm" svg:height="0.637cm" svg:x="13.473cm" svg:y="14.2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olygon draw:style-name="gr8" draw:layer="layout" svg:width="0.136cm" svg:height="0.985cm" svg:x="14.078cm" svg:y="13.936cm" svg:viewBox="0 0 137 986" draw:points="137,986 137,946 39,946 39,39 137,39 137,0 0,0 0,986">
            <text:p/>
          </draw:polygon>
          <draw:path draw:style-name="gr8" draw:layer="layout" svg:width="0.534cm" svg:height="0.447cm" svg:x="14.263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04cm" svg:height="0.041cm" svg:x="15.125cm" svg:y="14.409cm" svg:viewBox="0 0 605 42" svg:d="M568 42c17 0 37 0 37-20 0-22-20-22-37-22h-534c-17 0-34 0-34 22 0 20 17 20 34 20z">
            <text:p/>
          </draw:path>
          <draw:path draw:style-name="gr8" draw:layer="layout" svg:width="0.534cm" svg:height="0.447cm" svg:x="16.058cm" svg:y="14.2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321cm" svg:height="0.472cm" svg:x="16.654cm" svg:y="14.36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136cm" svg:height="0.985cm" svg:x="17.082cm" svg:y="13.936cm" svg:viewBox="0 0 137 986" draw:points="137,0 0,0 0,39 98,39 98,946 0,946 0,986 137,986">
            <text:p/>
          </draw:polygon>
          <draw:path draw:style-name="gr8" draw:layer="layout" svg:width="0.231cm" svg:height="0.985cm" svg:x="25.264cm" svg:y="13.9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5.597cm" svg:y="14.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6.098cm" svg:y="13.9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5cm" svg:height="0.637cm" svg:x="4.838cm" svg:y="15.71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5.423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5.731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6.12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6.776cm" svg:y="15.7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4cm" svg:height="0.453cm" svg:x="7.792cm" svg:y="15.71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layer="layout" svg:width="0.212cm" svg:height="0.66cm" svg:x="8.181cm" svg:y="15.49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8" draw:layer="layout" svg:width="0.497cm" svg:height="0.436cm" svg:x="8.453cm" svg:y="15.71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layer="layout" svg:width="0.492cm" svg:height="0.447cm" svg:x="9.161cm" svg:y="15.7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9.791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0.099cm" svg:y="15.535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0.48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5.264cm" svg:y="15.41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11cm" svg:height="0.679cm" svg:x="25.589cm" svg:y="15.49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231cm" svg:height="0.985cm" svg:x="26.098cm" svg:y="15.41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45" draw:id="id45">
        <draw:frame presentation:style-name="pr3" draw:text-style-name="P14" draw:layer="layout" svg:width="20.4cm" svg:height="1.91cm" svg:x="1.2cm" svg:y="1.417cm" presentation:class="subtitle" presentation:user-transformed="true">
          <draw:text-box>
            <text:p text:style-name="P1"><text:span text:style-name="T7">Sifat-sifat Dasar Sistem</text:span></text:p>
          </draw:text-box>
        </draw:frame>
        <draw:frame draw:style-name="gr22" draw:text-style-name="P28" draw:layer="layout" svg:width="24cm" svg:height="6.327cm" svg:x="2cm" svg:y="7cm">
          <draw:text-box>
            <text:p><text:span text:style-name="T26">Sistem linier → memiliki sifat superposisi:</text:span></text:p>
            <text:p><text:span text:style-name="T26"/></text:p>
            <text:list text:style-name="L2">
              <text:list-item>
                <text:p><text:span text:style-name="T30"><text:s/></text:span><text:span text:style-name="T31">Aditivitas</text:span></text:p>
                <text:p><text:span text:style-name="T26"/></text:p>
              </text:list-item>
              <text:list-item>
                <text:p><text:span text:style-name="T31"><text:s/></text:span><text:span text:style-name="T31">Homogenitas</text:span><text:span text:style-name="T26"> </text:span></text:p>
                <text:p><text:span text:style-name="T26"/></text:p>
              </text:list-item>
            </text:list>
            <text:p><text:span text:style-name="T26">Gabungan kedua sifat menghasilkan </text:span><text:span text:style-name="T32">kombinasi linier</text:span><text:span text:style-name="T26">:</text:span></text:p>
          </draw:text-box>
        </draw:frame>
        <draw:custom-shape draw:style-name="gr2" draw:text-style-name="P4" draw:layer="layout" svg:width="25.8cm" svg:height="0.2cm" svg:x="0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26" draw:layer="layout" svg:width="5.612cm" svg:height="1.695cm" svg:x="1.001cm" svg:y="4.845cm">
          <draw:text-box>
            <text:p><text:span text:style-name="T21">5. Linieritas</text:span></text:p>
          </draw:text-box>
        </draw:frame>
        <draw:g>
          <svg:title>TexMaths</svg:title>
          <svg:desc>28§display§x_1(t) + x_2(t) \to y_1(t) + y_2(t)§svg§600§FALSE</svg:desc>
          <draw:polygon draw:style-name="gr7" draw:layer="layout" svg:width="12.277cm" svg:height="0.985cm" svg:x="8.922cm" svg:y="8.8cm" svg:viewBox="0 0 12278 986" draw:points="6138,986 0,986 0,0 12278,0 12278,986">
            <text:p/>
          </draw:polygon>
          <draw:path draw:style-name="gr8" draw:layer="layout" svg:width="0.492cm" svg:height="0.447cm" svg:x="8.95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54cm" svg:height="0.458cm" svg:x="9.56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0.02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0.33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0.72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657cm" svg:x="11.322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layer="layout" svg:width="0.492cm" svg:height="0.447cm" svg:x="12.279cm" svg:y="9.1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307cm" svg:height="0.458cm" svg:x="12.856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13.35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3.66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4.049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14.701cm" svg:y="9.035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5cm" svg:height="0.638cm" svg:x="15.933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54cm" svg:height="0.458cm" svg:x="16.462cm" svg:y="9.229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6.927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7.235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7.624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657cm" svg:x="18.224cm" svg:y="8.965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8" draw:layer="layout" svg:width="0.455cm" svg:height="0.638cm" svg:x="19.181cm" svg:y="9.10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07cm" svg:height="0.458cm" svg:x="19.68cm" svg:y="9.229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20.172cm" svg:y="8.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20.48cm" svg:y="8.9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20.87cm" svg:y="8.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a x_1(t) \to a y_1(t)§svg§600§FALSE</svg:desc>
          <draw:polygon draw:style-name="gr7" draw:layer="layout" svg:width="6.741cm" svg:height="0.985cm" svg:x="8.858cm" svg:y="10.605cm" svg:viewBox="0 0 6742 986" draw:points="3371,986 0,986 0,0 6742,0 6742,986">
            <text:p/>
          </draw:polygon>
          <draw:path draw:style-name="gr8" draw:layer="layout" svg:width="0.453cm" svg:height="0.447cm" svg:x="8.897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layer="layout" svg:width="0.492cm" svg:height="0.447cm" svg:x="9.407cm" svg:y="10.90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54cm" svg:height="0.458cm" svg:x="10.014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0.479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0.787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1.176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875cm" svg:height="0.514cm" svg:x="11.831cm" svg:y="10.84cm" svg:viewBox="0 0 876 515" svg:d="M770 277c-56 42-81 84-90 96-44 70-53 131-53 131 0 11 11 11 20 11 17 0 19 0 22-19 23-95 81-179 193-224 12-6 14-6 14-14 0-6-5-9-8-11-42-17-162-65-199-233-3-11-5-14-22-14-9 0-20 0-20 11 0 3 9 65 51 132 19 28 50 64 92 95h-734c-19 0-36 0-36 20 0 19 17 19 36 19z">
            <text:p/>
          </draw:path>
          <draw:path draw:style-name="gr8" draw:layer="layout" svg:width="0.453cm" svg:height="0.447cm" svg:x="13.072cm" svg:y="10.908cm" svg:viewBox="0 0 454 448" svg:d="M330 64c-19-36-47-64-92-64-115 0-238 146-238 291 0 93 53 157 132 157 19 0 70-3 128-73 9 42 42 73 90 73 36 0 59-22 73-53 17-36 31-98 31-98 0-11-9-11-12-11-11 0-11 5-14 19-16 65-36 121-75 121-28 0-31-25-31-45 0-22 3-28 14-73 11-42 11-50 22-90l34-137c8-28 8-31 8-33 0-17-11-28-28-28-25 0-39 22-42 44zM266 319c-6 20-6 20-20 37-44 56-84 70-112 70-50 0-64-53-64-93 0-47 31-171 56-215 31-59 73-96 115-96 64 0 78 82 78 87 0 6-3 11-5 17z">
            <text:p/>
          </draw:path>
          <draw:path draw:style-name="gr8" draw:layer="layout" svg:width="0.455cm" svg:height="0.638cm" svg:x="13.581cm" svg:y="10.908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54cm" svg:height="0.458cm" svg:x="14.11cm" svg:y="11.034cm" svg:viewBox="0 0 255 459" svg:d="M157 20c0-20 0-20-20-20-45 45-109 45-137 45v25c17 0 62 0 101-20v353c0 23 0 31-70 31h-25v25c11 0 98-2 123-2 22 0 109 2 126 2v-25h-28c-70 0-70-8-70-31z">
            <text:p/>
          </draw:path>
          <draw:path draw:style-name="gr8" draw:layer="layout" svg:width="0.231cm" svg:height="0.985cm" svg:x="14.575cm" svg:y="10.60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4.883cm" svg:y="10.72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5.272cm" svg:y="10.60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latex§\begin{align}
a x_1(t) + b x_2(t) \to a y_1(t) + b y_2(t)\\
a x_1[n] + b x_2[n] \to a y_1[n] + b y_2[n]
\end{align}§svg§600§FALSE</svg:desc>
          <draw:polygon draw:style-name="gr7" draw:layer="layout" svg:width="24.09cm" svg:height="2.463cm" svg:x="1.905cm" svg:y="14.26cm" svg:viewBox="0 0 24091 2464" draw:points="12046,2464 0,2464 0,0 24091,0 24091,2464">
            <text:p/>
          </draw:polygon>
          <draw:path draw:style-name="gr8" draw:layer="layout" svg:width="0.453cm" svg:height="0.447cm" svg:x="2.011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92cm" svg:height="0.447cm" svg:x="2.521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3.129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231cm" svg:height="0.985cm" svg:x="3.59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3.90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4.291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657cm" svg:x="4.89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5.864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92cm" svg:height="0.447cm" svg:x="6.27cm" svg:y="14.5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6.847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7.343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7.651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8.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875cm" svg:height="0.514cm" svg:x="8.695cm" svg:y="14.495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3cm" svg:height="0.447cm" svg:x="9.935cm" svg:y="14.5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55cm" svg:height="0.637cm" svg:x="10.445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54cm" svg:height="0.458cm" svg:x="10.974cm" svg:y="14.68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231cm" svg:height="0.985cm" svg:x="11.439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1.747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2.136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657cm" svg:x="12.735cm" svg:y="14.4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13.71cm" svg:y="14.31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55cm" svg:height="0.637cm" svg:x="14.116cm" svg:y="14.56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307cm" svg:height="0.458cm" svg:x="14.614cm" svg:y="14.6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31cm" svg:height="0.985cm" svg:x="15.107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5.415cm" svg:y="14.38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5.804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24.834cm" svg:y="14.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27cm" svg:height="0.657cm" svg:x="25.206cm" svg:y="14.34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231cm" svg:height="0.985cm" svg:x="25.668cm" svg:y="14.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53cm" svg:height="0.447cm" svg:x="1.944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92cm" svg:height="0.447cm" svg:x="2.454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3.06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layer="layout" svg:width="0.136cm" svg:height="0.985cm" svg:x="3.546cm" svg:y="15.736cm" svg:viewBox="0 0 137 986" draw:points="137,986 137,946 39,946 39,39 137,39 137,0 0,0 0,986">
            <text:p/>
          </draw:polygon>
          <draw:path draw:style-name="gr8" draw:layer="layout" svg:width="0.534cm" svg:height="0.447cm" svg:x="3.73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4.316cm" svg:y="15.736cm" svg:viewBox="0 0 137 986" draw:points="137,0 0,0 0,39 98,39 98,946 0,946 0,986 137,986">
            <text:p/>
          </draw:polygon>
          <draw:path draw:style-name="gr8" draw:layer="layout" svg:width="0.657cm" svg:height="0.657cm" svg:x="4.83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5.817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92cm" svg:height="0.447cm" svg:x="6.22cm" svg:y="16.03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6.7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136cm" svg:height="0.985cm" svg:x="7.312cm" svg:y="15.736cm" svg:viewBox="0 0 137 986" draw:points="137,986 137,946 39,946 39,39 137,39 137,0 0,0 0,986">
            <text:p/>
          </draw:polygon>
          <draw:path draw:style-name="gr8" draw:layer="layout" svg:width="0.534cm" svg:height="0.447cm" svg:x="7.4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8.082cm" svg:y="15.736cm" svg:viewBox="0 0 137 986" draw:points="137,0 0,0 0,39 98,39 98,946 0,946 0,986 137,986">
            <text:p/>
          </draw:polygon>
          <draw:path draw:style-name="gr8" draw:layer="layout" svg:width="0.875cm" svg:height="0.514cm" svg:x="8.661cm" svg:y="15.97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3cm" svg:height="0.447cm" svg:x="9.902cm" svg:y="16.03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55cm" svg:height="0.637cm" svg:x="10.411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54cm" svg:height="0.458cm" svg:x="10.941cm" svg:y="16.164cm" svg:viewBox="0 0 255 459" svg:d="M157 20c0-20 0-20-20-20-45 45-109 45-137 45v25c17 0 62 0 101-20v353c0 23 0 31-70 31h-25v25c11 0 98-3 123-3 22 0 109 3 126 3v-25h-28c-70 0-70-8-70-31z">
            <text:p/>
          </draw:path>
          <draw:polygon draw:style-name="gr8" draw:layer="layout" svg:width="0.136cm" svg:height="0.985cm" svg:x="11.425cm" svg:y="15.736cm" svg:viewBox="0 0 137 986" draw:points="137,986 137,946 39,946 39,39 137,39 137,0 0,0 0,986">
            <text:p/>
          </draw:polygon>
          <draw:path draw:style-name="gr8" draw:layer="layout" svg:width="0.534cm" svg:height="0.447cm" svg:x="11.61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2.192cm" svg:y="15.736cm" svg:viewBox="0 0 137 986" draw:points="137,0 0,0 0,39 98,39 98,946 0,946 0,986 137,986">
            <text:p/>
          </draw:polygon>
          <draw:path draw:style-name="gr8" draw:layer="layout" svg:width="0.657cm" svg:height="0.657cm" svg:x="12.719cm" svg:y="15.90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363cm" svg:height="0.696cm" svg:x="13.693cm" svg:y="15.7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455cm" svg:height="0.637cm" svg:x="14.099cm" svg:y="16.03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307cm" svg:height="0.458cm" svg:x="14.597cm" svg:y="16.16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136cm" svg:height="0.985cm" svg:x="15.11cm" svg:y="15.736cm" svg:viewBox="0 0 137 986" draw:points="137,986 137,946 39,946 39,39 137,39 137,0 0,0 0,986">
            <text:p/>
          </draw:polygon>
          <draw:path draw:style-name="gr8" draw:layer="layout" svg:width="0.534cm" svg:height="0.447cm" svg:x="15.297cm" svg:y="16.038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15.88cm" svg:y="15.736cm" svg:viewBox="0 0 137 986" draw:points="137,0 0,0 0,39 98,39 98,946 0,946 0,986 137,986">
            <text:p/>
          </draw:polygon>
          <draw:path draw:style-name="gr8" draw:layer="layout" svg:width="0.231cm" svg:height="0.985cm" svg:x="24.834cm" svg:y="15.73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94cm" svg:height="0.657cm" svg:x="25.167cm" svg:y="15.8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31cm" svg:height="0.985cm" svg:x="25.668cm" svg:y="15.73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frame draw:style-name="gr4" draw:text-style-name="P32" draw:layer="layout" svg:width="20.555cm" svg:height="1.572cm" svg:x="1.6cm" svg:y="17.9cm">
          <draw:text-box>
            <text:p><text:span text:style-name="T33">Buktikan bahwa <text:s text:c="22"/>adalah sistem linier!</text:span></text:p>
          </draw:text-box>
        </draw:frame>
        <draw:g>
          <svg:title>TexMaths</svg:title>
          <svg:desc>28§display§y (t) = t x(t)§svg§600§FALSE</svg:desc>
          <draw:polygon draw:style-name="gr7" draw:layer="layout" svg:width="4.991cm" svg:height="0.985cm" svg:x="8.608cm" svg:y="18.314cm" svg:viewBox="0 0 4992 986" draw:points="2495,986 0,986 0,0 4992,0 4992,986">
            <text:p/>
          </draw:polygon>
          <draw:path draw:style-name="gr8" draw:layer="layout" svg:width="0.455cm" svg:height="0.638cm" svg:x="8.636cm" svg:y="18.617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9.224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9.532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9.921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231cm" svg:x="10.576cm" svg:y="18.6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04cm" svg:height="0.629cm" svg:x="11.581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492cm" svg:height="0.447cm" svg:x="11.943cm" svg:y="18.6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31cm" svg:height="0.985cm" svg:x="12.572cm" svg:y="18.314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2.88cm" svg:y="18.43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3.27cm" svg:y="18.314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46" draw:id="id46">
        <draw:frame presentation:style-name="pr1" draw:text-style-name="P33" draw:layer="layout" svg:width="23cm" svg:height="3.4cm" svg:x="1.4cm" svg:y="-0.8cm" presentation:class="subtitle" presentation:user-transformed="true">
          <draw:text-box>
            <text:p text:style-name="P1"><text:span text:style-name="T34">Referensi</text:span></text:p>
          </draw:text-box>
        </draw:frame>
        <draw:custom-shape draw:style-name="gr2" draw:text-style-name="P4" draw:layer="layout" svg:width="25.8cm" svg:height="0.2cm" svg:x="0cm" svg:y="1.9cm">
          <text:p/>
          <draw:enhanced-geometry svg:viewBox="0 0 21600 21600" draw:type="rectangle" draw:enhanced-path="M 0 0 L 21600 0 21600 21600 0 21600 0 0 Z N"/>
        </draw:custom-shape>
        <draw:frame draw:style-name="gr23" draw:text-style-name="P35" draw:layer="layout" svg:width="25.724cm" svg:height="5.491cm" svg:x="0.876cm" svg:y="3.378cm">
          <draw:text-box>
            <text:list text:style-name="L1">
              <text:list-item>
                <text:p text:style-name="P34"><text:span text:style-name="T35"><text:s/></text:span><text:span text:style-name="T35">A. V. Oppenheim, A. S. Willsky, S. H. H. Nawab, </text:span><text:span text:style-name="T36">Sinyal dan Sistem jilid 1</text:span><text:span text:style-name="T37">, (Penerbit Erlangga, Jakarta, 2000)</text:span></text:p>
              </text:list-item>
              <text:list-item>
                <text:p text:style-name="P34"><text:span text:style-name="T37"><text:s/></text:span><text:span text:style-name="T37">Plot grafik dibuat dengan bantuan program iPython dan Inkscape</text:span></text:p>
              </text:list-item>
            </text:list>
          </draw:text-box>
        </draw:frame>
        <draw:frame draw:style-name="gr4" draw:text-style-name="P37" draw:layer="layout" svg:width="26.435cm" svg:height="5.051cm" svg:x="0.863cm" svg:y="9.1cm">
          <draw:text-box>
            <text:p text:style-name="P36"><text:span text:style-name="T38">Referensi pemrograman Python:</text:span></text:p>
            <text:list text:style-name="L3">
              <text:list-item>
                <text:p text:style-name="P36"><text:span text:style-name="T38"><text:s/></text:span><text:span text:style-name="T38">Python Scientific Lecture Notes, </text:span><text:span text:style-name="T38"><text:a xlink:href="http://scipy-lectures.github.io/index.html" xlink:type="simple">http://scipy-lectures.github.io/index.html</text:a></text:span></text:p>
              </text:list-item>
              <text:list-item>
                <text:p text:style-name="P36"><text:span text:style-name="T38"><text:s/></text:span><text:span text:style-name="T38">The Python Tutorial, </text:span><text:span text:style-name="T38"><text:a xlink:href="https://docs.python.org/2/tutorial/index.html" xlink:type="simple">https://docs.python.org/2/tutorial/index.html</text:a></text:span></text:p>
              </text:list-item>
              <text:list-item>
                <text:p text:style-name="P36"><text:span text:style-name="T38"><text:s/></text:span><text:span text:style-name="T38">Matplotlib, </text:span><text:span text:style-name="T38"><text:a xlink:href="http://matplotlib.org/index.html" xlink:type="simple">http://matplotlib.org/index.html</text:a></text:span><text:span text:style-name="T38"> 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t1" svg:font-family="'Ubuntu Ligt'"/>
    <style:font-face style:name="Liberation Sans1" svg:font-family="'Liberation Sans'" style:font-pitch="variable"/>
    <style:font-face style:name="TeXGyreTermes" svg:font-family="TeXGyreTermes" style:font-pitch="variable"/>
    <style:font-face style:name="Ubuntu Ligt" svg:font-family="'Ubuntu Lig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0-18T18:12:56.015610431</dc:date>
    <dc:creator>Bagus Tris Atmaja</dc:creator>
    <meta:editing-duration>PT9H35M2S</meta:editing-duration>
    <meta:editing-cycles>180</meta:editing-cycles>
    <meta:generator>LibreOffice/4.2.8.2$Linux_X86_64 LibreOffice_project/420m0$Build-2</meta:generator>
    <meta:document-statistic meta:object-count="1015"/>
  </office:meta>
</office:document-meta>
</file>